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4.214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10.636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4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4.616cm"/>
    </style:style>
    <style:style style:name="co11" style:family="table-column">
      <style:table-column-properties fo:break-before="auto" style:column-width="3.972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0.264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009cm"/>
    </style:style>
    <style:style style:name="co17" style:family="table-column">
      <style:table-column-properties fo:break-before="auto" style:column-width="13.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36"/>
    <style:style style:name="ce9" style:family="table-cell" style:parent-style-name="Default" style:data-style-name="N136">
      <style:table-cell-properties fo:background-color="transparent"/>
    </style:style>
    <style:style style:name="ce10" style:family="table-cell" style:parent-style-name="Default" style:data-style-name="N136">
      <style:table-cell-properties fo:background-color="#ffff00"/>
    </style:style>
    <style:style style:name="ce11" style:family="table-cell" style:parent-style-name="Default" style:data-style-name="N136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e3e3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QUIP_FERME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16331" table:default-cell-style-name="Default"/>
        <table:table-row table:style-name="ro1">
          <table:table-cell table:style-name="ce1" office:value-type="string" calcext:value-type="string">
            <text:p>Tatouage</text:p>
          </table:table-cell>
          <table:table-cell table:style-name="ce1" office:value-type="string" calcext:value-type="string">
            <text:p>Type famille</text:p>
          </table:table-cell>
          <table:table-cell table:style-name="ce1" office:value-type="string" calcext:value-type="string">
            <text:p>Code Exploitant</text:p>
          </table:table-cell>
          <table:table-cell table:style-name="ce5" office:value-type="string" calcext:value-type="string">
            <text:p>Fermeture</text:p>
          </table:table-cell>
          <table:table-cell table:style-name="ce1" office:value-type="string" calcext:value-type="string">
            <text:p>Description de l'équipement</text:p>
          </table:table-cell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Axe</text:p>
          </table:table-cell>
          <table:table-cell table:style-name="ce1" office:value-type="string" calcext:value-type="string">
            <text:p>Sens</text:p>
          </table:table-cell>
          <table:table-cell table:style-name="ce7" office:value-type="string" calcext:value-type="string">
            <text:p>Pr</text:p>
          </table:table-cell>
          <table:table-cell table:style-name="ce1" office:value-type="string" calcext:value-type="string">
            <text:p>Tunnel</text:p>
          </table:table-cell>
          <table:table-cell table:style-name="ce1" office:value-type="string" calcext:value-type="string">
            <text:p>GPS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1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8R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sécurité NSW-001 - PAU BS18R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8.0116" calcext:value-type="float">
            <text:p>18,0116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6720,2.51478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4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8R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incendie NIW-001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8.0113" calcext:value-type="float">
            <text:p>18,0113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6720,2.51478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89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5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Issue de secours n°525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8.0027" calcext:value-type="float">
            <text:p>18,0027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7539,2.5150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2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8S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sécurité NSW-002 - PAU BS18S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8.0012" calcext:value-type="float">
            <text:p>18,001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7640,2.5150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5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8S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incendie NIW-002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8.0009" calcext:value-type="float">
            <text:p>18,0009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7618,2.51508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1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6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Issue de secours n°526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832" calcext:value-type="float">
            <text:p>17,083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9208,2.5153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6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R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incendie NIW-003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817" calcext:value-type="float">
            <text:p>17,0817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9416,2.51531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3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R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sécurité NSW-003 - PAU BS17R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814" calcext:value-type="float">
            <text:p>17,0814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9416,2.51531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4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S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sécurité NSW-004 - PAU BS17S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655" calcext:value-type="float">
            <text:p>17,0655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0824,2.5146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7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S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incendie NIW-004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652" calcext:value-type="float">
            <text:p>17,065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0824,2.5146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2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7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Issue de secours n°527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637" calcext:value-type="float">
            <text:p>17,0637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0839,2.5146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5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T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sécurité NSW-005 - PAU BS17T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505" calcext:value-type="float">
            <text:p>17,0505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1650,2.51401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8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T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incendie NIW-005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502" calcext:value-type="float">
            <text:p>17,050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2040,2.5137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3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8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Issue de secours n°528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487" calcext:value-type="float">
            <text:p>17,0487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2561,2.5132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6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U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sécurité NSW-006 - PAU BS17U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37" calcext:value-type="float">
            <text:p>17,0370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3048,2.51266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9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U</text:p>
          </table:table-cell>
          <table:table-cell office:value-type="string" calcext:value-type="string">
            <text:p>BOI-W</text:p>
          </table:table-cell>
          <table:table-cell office:value-type="string" calcext:value-type="string">
            <text:p>Niche incendie NIW-006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W</text:p>
          </table:table-cell>
          <table:table-cell office:value-type="float" office:value="17.0368" calcext:value-type="float">
            <text:p>17,0368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3048,2.51266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7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A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incendie NIY-001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368" calcext:value-type="float">
            <text:p>17,0368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2857,2.51231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4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A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sécurité NSY-001 - PAU BS17A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371" calcext:value-type="float">
            <text:p>17,0371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2857,2.51231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85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1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Issue de secours n°521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444" calcext:value-type="float">
            <text:p>17,0444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2283,2.5129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8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B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incendie NIY-002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502" calcext:value-type="float">
            <text:p>17,050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1910,2.51335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5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B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sécurité NSY-002 - PAU BS17B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505" calcext:value-type="float">
            <text:p>17,0505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1910,2.51335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86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2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Issue de secours n°522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637" calcext:value-type="float">
            <text:p>17,0637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0789,2.5141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09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C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incendie NIY-003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652" calcext:value-type="float">
            <text:p>17,065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0706,2.51428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6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C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sécurité NSY-003 - PAU BS17C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655" calcext:value-type="float">
            <text:p>17,0655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50706,2.51428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1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7D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incendie NIY-004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814" calcext:value-type="float">
            <text:p>17,0814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9386,2.51490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7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7D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sécurité NSY-004 - PAU BS17D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817" calcext:value-type="float">
            <text:p>17,0817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9386,2.51490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87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3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Issue de secours n°523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7.0832" calcext:value-type="float">
            <text:p>17,083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9178,2.5148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2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8A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incendie NIY-005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8.0009" calcext:value-type="float">
            <text:p>18,0009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7696,2.5147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8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8A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sécurité NSY-005 - PAU BS18A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8.0012" calcext:value-type="float">
            <text:p>18,0012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7696,2.5147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88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24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Issue de secours n°524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8.0027" calcext:value-type="float">
            <text:p>18,0027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7492,2.5145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13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BS18B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incendie NIY-006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8.0143" calcext:value-type="float">
            <text:p>18,0143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6513,2.51429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99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S18B</text:p>
          </table:table-cell>
          <table:table-cell office:value-type="string" calcext:value-type="string">
            <text:p>BOI-Y</text:p>
          </table:table-cell>
          <table:table-cell office:value-type="string" calcext:value-type="string">
            <text:p>Niche sécurité NSY-006 - PAU BS18B - Tunnel de Boiss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Y</text:p>
          </table:table-cell>
          <table:table-cell office:value-type="float" office:value="18.0146" calcext:value-type="float">
            <text:p>18,0146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48.746513,2.51429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1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10S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1 - PAU MZ10S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10.0053" calcext:value-type="float">
            <text:p>10,0053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736,2.5167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2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8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Issue de secours n°388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954" calcext:value-type="float">
            <text:p>9,0954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836,2.5154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2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R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2 - PAU MZ09R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903" calcext:value-type="float">
            <text:p>9,0903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860,2.51468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3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9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Issue de secours n°389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858" calcext:value-type="float">
            <text:p>9,0858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916,2.5141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4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90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Issue de secours n°390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762" calcext:value-type="float">
            <text:p>9,0762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015,2.5127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3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S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3 - PAU MZ09S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738" calcext:value-type="float">
            <text:p>9,0738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000,2.5125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5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91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Issue de secours n°391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658" calcext:value-type="float">
            <text:p>9,0658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130,2.5115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4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T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4 - PAU MZ09T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624" calcext:value-type="float">
            <text:p>9,0624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120,2.51131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6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92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Issue de secours n°392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585" calcext:value-type="float">
            <text:p>9,0585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320,2.5099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5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U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5 - PAU MZ09U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572" calcext:value-type="float">
            <text:p>9,0572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240,2.51028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6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V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6 - PAU MZ09V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469" calcext:value-type="float">
            <text:p>9,0469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450,2.5087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7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93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Issue de secours n°393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452" calcext:value-type="float">
            <text:p>9,0452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496,2.5086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7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W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7 - PAU MZ09W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31" calcext:value-type="float">
            <text:p>9,0310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717,2.50682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8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X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8 - PAU MZ09X - Tunnel Dreyer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9.011" calcext:value-type="float">
            <text:p>9,0110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8213,2.5042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19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8R</text:p>
          </table:table-cell>
          <table:table-cell office:value-type="string" calcext:value-type="string">
            <text:p>CHA-W</text:p>
          </table:table-cell>
          <table:table-cell office:value-type="string" calcext:value-type="string">
            <text:p>Niche sécurité NSW-009 - PAU MZ08R - Tunnel Dreyer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float" office:value="8.0874" calcext:value-type="float">
            <text:p>8,0874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8907,2.50123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742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8A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1 - PAU MZ08A - Tunnel Dreyer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8.0877" calcext:value-type="float">
            <text:p>8,0877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8608,2.5010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2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A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2 - PAU MZ09A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123" calcext:value-type="float">
            <text:p>9,0123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778,2.50424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3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B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3 - PAU MZ09B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27" calcext:value-type="float">
            <text:p>9,0270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484,2.5060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4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C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4 - PAU MZ09C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379" calcext:value-type="float">
            <text:p>9,0379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248,2.50763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4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1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Issue de secours n°381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389" calcext:value-type="float">
            <text:p>9,0389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126,2.5076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5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2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Issue de secours n°382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476" calcext:value-type="float">
            <text:p>9,0476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7045,2.5086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5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D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5 - PAU MZ09D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518" calcext:value-type="float">
            <text:p>9,0518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992,2.50948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6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3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Issue de secours n°383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594" calcext:value-type="float">
            <text:p>9,0594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930,2.5098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7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4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Issue de secours n°384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65" calcext:value-type="float">
            <text:p>9,0650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720,2.5111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6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E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6 - PAU MZ09E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658" calcext:value-type="float">
            <text:p>9,0658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767,2.51135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8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5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Issue de secours n°385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751" calcext:value-type="float">
            <text:p>9,0751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510,2.5125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7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F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7 - PAU MZ09F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765" calcext:value-type="float">
            <text:p>9,0765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633,2.51279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9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6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Issue de secours n°386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854" calcext:value-type="float">
            <text:p>9,0854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435,2.5139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8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09G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8 - PAU MZ09G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885" calcext:value-type="float">
            <text:p>9,0885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515,2.51440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1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87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Issue de secours n°387 - Tunnels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9.0951" calcext:value-type="float">
            <text:p>9,0951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336,2.5153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29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Z10A</text:p>
          </table:table-cell>
          <table:table-cell office:value-type="string" calcext:value-type="string">
            <text:p>CHA-Y</text:p>
          </table:table-cell>
          <table:table-cell office:value-type="string" calcext:value-type="string">
            <text:p>Niche sécurité NSY-009 - PAU MZ10A - Tunnel de Champigny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</text:p>
          </table:table-cell>
          <table:table-cell office:value-type="float" office:value="10.0052" calcext:value-type="float">
            <text:p>10,0052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48.826363,2.51672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1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7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87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6.0331" calcext:value-type="float">
            <text:p>46,0331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59754,2.3835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2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8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88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6.0215" calcext:value-type="float">
            <text:p>46,0215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0727,2.38292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3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6S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NSE-001 - PAU RE46S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6.011" calcext:value-type="float">
            <text:p>46,011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1444,2.3824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3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9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89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6.0106" calcext:value-type="float">
            <text:p>46,0106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1530,2.3823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4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90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90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6.0018" calcext:value-type="float">
            <text:p>46,0018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2356,2.3818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5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91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91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907" calcext:value-type="float">
            <text:p>45,0907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3176,2.3812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4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5R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NSE-002 - PAU RE45R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9" calcext:value-type="float">
            <text:p>45,090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3187,2.3812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6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92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92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786" calcext:value-type="float">
            <text:p>45,0786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4046,2.38064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7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93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93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702" calcext:value-type="float">
            <text:p>45,0702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4860,2.3801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5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5S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NSE-003 - PAU RE45S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7" calcext:value-type="float">
            <text:p>45,070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4797,2.3801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8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94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94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607" calcext:value-type="float">
            <text:p>45,0607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5526,2.3797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29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95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95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552" calcext:value-type="float">
            <text:p>45,0552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6090,2.3792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6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5T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NSE-004 - PAU RE45T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55" calcext:value-type="float">
            <text:p>45,055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6037,2.3793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1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96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96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457" calcext:value-type="float">
            <text:p>45,0457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6766,2.37894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769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5U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en entrée - PAU RE45U - Couverture de la Saussaie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5.018" calcext:value-type="float">
            <text:p>45,018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9161,2.3796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771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5V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en sortie - PAU RE45V - Couverture de la Saussaie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4.0945" calcext:value-type="float">
            <text:p>44,0945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,770053,2,3819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8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6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76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4.0446" calcext:value-type="float">
            <text:p>44,0446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053,2.3902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5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4T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NSE-001 - PAU RE44T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4.0345" calcext:value-type="float">
            <text:p>44,0345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004,2.3903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9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7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77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4.024" calcext:value-type="float">
            <text:p>44,0240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210,2.3917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6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4U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NSE-002 - PAU RE44U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4.0147" calcext:value-type="float">
            <text:p>44,0147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370,2.3929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1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8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78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4.0141" calcext:value-type="float">
            <text:p>44,0141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404,2.3930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2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9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79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4.0029" calcext:value-type="float">
            <text:p>44,0029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620,2.39451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7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3R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Niche sécurité NSE-003 - PAU RE43R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3.0915" calcext:value-type="float">
            <text:p>43,0915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880,2.3960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3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0</text:p>
          </table:table-cell>
          <table:table-cell office:value-type="string" calcext:value-type="string">
            <text:p>GMO&amp;MOU-E</text:p>
          </table:table-cell>
          <table:table-cell office:value-type="string" calcext:value-type="string">
            <text:p>Issue de secours n°280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43.0912" calcext:value-type="float">
            <text:p>43,0912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904,2.3960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3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1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71 - Entrée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3.0885" calcext:value-type="float">
            <text:p>43,0885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2274,2.3959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8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3D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Niche sécurité NSI-001 - PAU RE43D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3.0887" calcext:value-type="float">
            <text:p>43,0887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2250,2.3958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4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2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72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3.0994" calcext:value-type="float">
            <text:p>43,0994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976,2.39455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5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3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73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4.0108" calcext:value-type="float">
            <text:p>44,0108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717,2.3929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9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4A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Niche sécurité NSI-002 - PAU RE44A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4.0118" calcext:value-type="float">
            <text:p>44,0118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713,2.3928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6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4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74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4.0207" calcext:value-type="float">
            <text:p>44,0207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572,2.39165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1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4B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Niche sécurité NSI-003 - PAU RE44B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4.0317" calcext:value-type="float">
            <text:p>44,0317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423,2.3902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7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75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75 - Tunnel Guy Môque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4.0319" calcext:value-type="float">
            <text:p>44,0319</text:p>
          </table:table-cell>
          <table:table-cell office:value-type="string" calcext:value-type="string">
            <text:p>GUY-MOQUET</text:p>
          </table:table-cell>
          <table:table-cell office:value-type="string" calcext:value-type="string">
            <text:p>48.771360,2.3901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4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1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81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5.0587" calcext:value-type="float">
            <text:p>45,0587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6083,2.3788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7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5B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Niche sécurité NSI-001 - PAU RE45B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5.067" calcext:value-type="float">
            <text:p>45,067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4763,2.3797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5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2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82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5.0677" calcext:value-type="float">
            <text:p>45,0677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4810,2.3797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6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3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83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5.0792" calcext:value-type="float">
            <text:p>45,0792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3960,2.3803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7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4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84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5.0869" calcext:value-type="float">
            <text:p>45,0869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3165,2.3808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8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45C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Niche sécurité NSI-002 - PAU RE45C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5.087" calcext:value-type="float">
            <text:p>45,087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3084,2.3808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8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5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85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5.099" calcext:value-type="float">
            <text:p>45,0990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2320,2.3814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19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86</text:p>
          </table:table-cell>
          <table:table-cell office:value-type="string" calcext:value-type="string">
            <text:p>GMO&amp;MOU-I</text:p>
          </table:table-cell>
          <table:table-cell office:value-type="string" calcext:value-type="string">
            <text:p>Issue de secours n°286 - Tunnel du Moulin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46.0098" calcext:value-type="float">
            <text:p>46,0098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48.761307,2.3820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2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R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1 - PAU RE32R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2.073" calcext:value-type="float">
            <text:p>32,073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29742,2.4878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3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1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1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2.062" calcext:value-type="float">
            <text:p>32,062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0010,2.4896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3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S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2 - PAU RE32S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2.048" calcext:value-type="float">
            <text:p>32,048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0654,2.4910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4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2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2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2.0478" calcext:value-type="float">
            <text:p>32,0478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0770,2.4911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4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T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3 - PAU RE32T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2.032" calcext:value-type="float">
            <text:p>32,032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1944,2.4922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5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3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3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2.0273" calcext:value-type="float">
            <text:p>32,0273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2397,2.4925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5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U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4 - PAU RE32U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2.017" calcext:value-type="float">
            <text:p>32,017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3180,2.4928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6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R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5 - PAU RE31R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98" calcext:value-type="float">
            <text:p>31,098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4885,2.4938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6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4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4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88" calcext:value-type="float">
            <text:p>31,088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5670,2.4943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7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5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5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82" calcext:value-type="float">
            <text:p>31,082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6155,2.4943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7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S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6 - PAU RE31S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78" calcext:value-type="float">
            <text:p>31,078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6680,2.4943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8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T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7 - PAU RE31T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58" calcext:value-type="float">
            <text:p>31,058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8436,2.4940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1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8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8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569" calcext:value-type="float">
            <text:p>31,0569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1670,2.49329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9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7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7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415" calcext:value-type="float">
            <text:p>31,0415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9825,2.4935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9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U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8 - PAU RE31U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39" calcext:value-type="float">
            <text:p>31,039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0180,2.4935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8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6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6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2" calcext:value-type="float">
            <text:p>31,02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7917,2.4949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1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V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09 - PAU RE31V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19" calcext:value-type="float">
            <text:p>31,019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1915,2.4931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2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W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10 - PAU RE31W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1.001" calcext:value-type="float">
            <text:p>31,001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3210,2.4932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02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9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Issue de secours n°269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0.0997" calcext:value-type="float">
            <text:p>30,0997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3582,2.4932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3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0R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11 - PAU RE30R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0.08" calcext:value-type="float">
            <text:p>30,08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5360,2.4928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4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0S</text:p>
          </table:table-cell>
          <table:table-cell office:value-type="string" calcext:value-type="string">
            <text:p>NOG-E</text:p>
          </table:table-cell>
          <table:table-cell office:value-type="string" calcext:value-type="string">
            <text:p>Niche sécurité NSE-012 - PAU RE30S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E</text:p>
          </table:table-cell>
          <table:table-cell office:value-type="float" office:value="30.06" calcext:value-type="float">
            <text:p>30,06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7120,2.4921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5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0A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1 - PAU RE30A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0.06" calcext:value-type="float">
            <text:p>30,06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7137,2.4912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6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0B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2 - PAU RE30B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0.078" calcext:value-type="float">
            <text:p>30,078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5383,2.4918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2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1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1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0.0954" calcext:value-type="float">
            <text:p>30,0954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3563,2.4924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7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0C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3 - PAU RE30C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0.097" calcext:value-type="float">
            <text:p>30,097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3517,2.4924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8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A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4 - PAU RE31A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1" calcext:value-type="float">
            <text:p>31,01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2270,2.4926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3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2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2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1" calcext:value-type="float">
            <text:p>31,01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2472,2.4926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4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3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3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23" calcext:value-type="float">
            <text:p>31,023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41200,2.4927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69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B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5 - PAU RE31B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35" calcext:value-type="float">
            <text:p>31,035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9966,2.4930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5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4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4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388" calcext:value-type="float">
            <text:p>31,0388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9695,2.4930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6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5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5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53" calcext:value-type="float">
            <text:p>31,053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8547,2.4936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1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C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6 - PAU RE31C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55" calcext:value-type="float">
            <text:p>31,055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8146,2.4936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7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6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6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65" calcext:value-type="float">
            <text:p>31,065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7383,2.4938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2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D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7 - PAU RE31D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74" calcext:value-type="float">
            <text:p>31,074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6422,2.4939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8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7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7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8" calcext:value-type="float">
            <text:p>31,08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6150,2.4938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3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1E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8 - PAU RE31E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1.095" calcext:value-type="float">
            <text:p>31,095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4600,2.4931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9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8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8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2.012" calcext:value-type="float">
            <text:p>32,012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3750,2.4926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4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A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09 - PAU RE32A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2.014" calcext:value-type="float">
            <text:p>32,014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2980,2.4922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1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59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59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2.0269" calcext:value-type="float">
            <text:p>32,0269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2504,2.4920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5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B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10 - PAU RE32B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2.029" calcext:value-type="float">
            <text:p>32,029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1802,2.4914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6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C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11 - PAU RE32C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2.05" calcext:value-type="float">
            <text:p>32,050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0727,2.4892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92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60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Issue de secours n°260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2.0561" calcext:value-type="float">
            <text:p>32,0561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0704,2.4893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7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E32D</text:p>
          </table:table-cell>
          <table:table-cell office:value-type="string" calcext:value-type="string">
            <text:p>NOG-I</text:p>
          </table:table-cell>
          <table:table-cell office:value-type="string" calcext:value-type="string">
            <text:p>Niche sécurité NSI-012 - PAU RE32D - Tunnel de Nogent</text:p>
          </table:table-cell>
          <table:table-cell office:value-type="string" calcext:value-type="string">
            <text:p>AGER_EST</text:p>
          </table:table-cell>
          <table:table-cell office:value-type="string" calcext:value-type="string">
            <text:p>A86EST</text:p>
          </table:table-cell>
          <table:table-cell office:value-type="string" calcext:value-type="string">
            <text:p>I</text:p>
          </table:table-cell>
          <table:table-cell office:value-type="float" office:value="32.073" calcext:value-type="float">
            <text:p>32,0730</text:p>
          </table:table-cell>
          <table:table-cell office:value-type="string" calcext:value-type="string">
            <text:p>NOGENT</text:p>
          </table:table-cell>
          <table:table-cell office:value-type="string" calcext:value-type="string">
            <text:p>48.830350,2.4868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6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2S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1 - PAU RN22S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2.0303" calcext:value-type="float">
            <text:p>22,030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7455,2.4547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68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4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4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2.023" calcext:value-type="float">
            <text:p>22,023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7780,2.4535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7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2T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2 - PAU RN22T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2.0223" calcext:value-type="float">
            <text:p>22,022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7760,2.4536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8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2U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3 - PAU RN22U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2.0003" calcext:value-type="float">
            <text:p>22,000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8500,2.4508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69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5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5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991" calcext:value-type="float">
            <text:p>21,099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8527,2.4507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9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R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4 - PAU RN21R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77" calcext:value-type="float">
            <text:p>21,077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9332,2.4479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71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6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6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77" calcext:value-type="float">
            <text:p>21,077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9330,2.4479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72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7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7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59" calcext:value-type="float">
            <text:p>21,059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9946,2.4456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1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S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5 - PAU RN21S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573" calcext:value-type="float">
            <text:p>21,057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9973,2.4456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2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T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6 - PAU RN21T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376" calcext:value-type="float">
            <text:p>21,037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0934,2.4424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67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7A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7A (ex IS233)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335" calcext:value-type="float">
            <text:p>21,033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0922,2.4425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807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V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7 - PAU RN21V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33" calcext:value-type="float">
            <text:p>21,0330</text:p>
          </table:table-cell>
          <table:table-cell office:value-type="string" calcext:value-type="string">
            <text:p>BOBIGNY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L10.473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8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8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22" calcext:value-type="float">
            <text:p>21,022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1380,2.4409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3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U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8 - PAU RN21U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213" calcext:value-type="float">
            <text:p>21,021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1366,2.4410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77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8A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8A (ex IS242)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051" calcext:value-type="float">
            <text:p>21,005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2015,2.4391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809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W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9 - PAU RN21W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1.004" calcext:value-type="float">
            <text:p>21,0040</text:p>
          </table:table-cell>
          <table:table-cell office:value-type="string" calcext:value-type="string">
            <text:p>BOBIGNY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L10.474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9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39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9" calcext:value-type="float">
            <text:p>20,090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2594,2.4374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4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R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10 - PAU RN20R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894" calcext:value-type="float">
            <text:p>20,0894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2613,2.4374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808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W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11 - PAU RN20W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78" calcext:value-type="float">
            <text:p>20,0780</text:p>
          </table:table-cell>
          <table:table-cell office:value-type="string" calcext:value-type="string">
            <text:p>BOBIGNY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L10.475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40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40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772" calcext:value-type="float">
            <text:p>20,077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3178,2.43577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5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S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12 - PAU RN20S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647" calcext:value-type="float">
            <text:p>20,0647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3746,2.4343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76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41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41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53" calcext:value-type="float">
            <text:p>20,053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4204,2.4327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6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T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13 - PAU RN20T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523" calcext:value-type="float">
            <text:p>20,052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4204,2.4328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78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43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43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36" calcext:value-type="float">
            <text:p>20,036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5108,2.4310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7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U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14 - PAU RN20U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339" calcext:value-type="float">
            <text:p>20,0339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5134,2.4310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8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V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101 - PAU RN20V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05" calcext:value-type="float">
            <text:p>20,005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7450,2.4294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81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45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45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20.005" calcext:value-type="float">
            <text:p>20,005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7522,2.4293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9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R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1 - PAU RN19R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92" calcext:value-type="float">
            <text:p>19,092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18793,2.4287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1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S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2 - PAU RN19S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871" calcext:value-type="float">
            <text:p>19,0871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19240,2.4287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2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13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13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6" calcext:value-type="float">
            <text:p>19,060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1420,2.4278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2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T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3 - PAU RN19T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598" calcext:value-type="float">
            <text:p>19,0598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1528,2.4278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3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U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4 - PAU RN19U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433" calcext:value-type="float">
            <text:p>19,0433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2985,2.4275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3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14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14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41" calcext:value-type="float">
            <text:p>19,041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2935,2.4275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4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V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5 - PAU RN19V - Tunnel Lumen-Norto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206" calcext:value-type="float">
            <text:p>19,0206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4835,2.4260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5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W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6 - PAU RN19W - Tunnel Norto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9.0022" calcext:value-type="float">
            <text:p>19,0022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5865,2.4238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6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8R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7 - PAU RN18R - Tunnel Norto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8.083" calcext:value-type="float">
            <text:p>18,083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6563,2.4216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7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8C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1 - PAU RN18C - Tunnel Norto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8.081" calcext:value-type="float">
            <text:p>18,081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6323,2.4213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9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11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11 - Tunnel Norto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8.099" calcext:value-type="float">
            <text:p>18,099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5682,2.4233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8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A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2 - PAU RN19A - Tunnel Norto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8.0995" calcext:value-type="float">
            <text:p>18,0995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5617,2.4236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19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B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3 - PAU RN19B - Tunnel Lumen-Norto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9.0182" calcext:value-type="float">
            <text:p>19,0182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4717,2.4256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1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C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4 - PAU RN19C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9.04" calcext:value-type="float">
            <text:p>19,040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2974,2.4269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2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D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5 - PAU RN19D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9.0544" calcext:value-type="float">
            <text:p>19,0544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1745,2.4272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1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12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12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9.057" calcext:value-type="float">
            <text:p>19,0570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1806,2.4272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3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E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6 - PAU RN19E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9.0689" calcext:value-type="float">
            <text:p>19,0689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0273,2.4277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24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9F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7 - PAU RN19F - Tunnel Lumen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9.0747" calcext:value-type="float">
            <text:p>19,0747</text:p>
          </table:table-cell>
          <table:table-cell office:value-type="string" calcext:value-type="string">
            <text:p>LUMEN_NORTON</text:p>
          </table:table-cell>
          <table:table-cell office:value-type="string" calcext:value-type="string">
            <text:p>48.920036,2.4278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79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A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1 - PAU RN20A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12" calcext:value-type="float">
            <text:p>20,012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6740,2.4293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4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1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1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13" calcext:value-type="float">
            <text:p>20,013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6718,2.4292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5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2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2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34" calcext:value-type="float">
            <text:p>20,034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5123,2.4304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1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B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2 - PAU RN20B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343" calcext:value-type="float">
            <text:p>20,034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5054,2.4304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6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3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3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505" calcext:value-type="float">
            <text:p>20,050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4078,2.4322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2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C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3 - PAU RN20C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524" calcext:value-type="float">
            <text:p>20,0524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3960,2.4326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7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4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4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66" calcext:value-type="float">
            <text:p>20,066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3345,2.4342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3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D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4 - PAU RN20D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687" calcext:value-type="float">
            <text:p>20,0687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3338,2.4342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811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F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5 - PAU RN20F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78" calcext:value-type="float">
            <text:p>20,0780</text:p>
          </table:table-cell>
          <table:table-cell office:value-type="string" calcext:value-type="string">
            <text:p>BOBIGNY</text:p>
          </table:table-cell>
          <table:table-cell table:style-name="ce12"/>
          <table:table-cell table:number-columns-repeated="16332"/>
        </table:table-row>
        <table:table-row table:style-name="ro1">
          <table:table-cell office:value-type="string" calcext:value-type="string">
            <text:p>L10.479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4A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4A (ex IS244)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78" calcext:value-type="float">
            <text:p>20,078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2869,2.4356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8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5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5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93" calcext:value-type="float">
            <text:p>20,093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2304,2.4373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4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0E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6 - PAU RN20E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0.094" calcext:value-type="float">
            <text:p>20,094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2290,2.4373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804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F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7 - PAU RN21F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,000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,912080,2,43821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59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6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6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02" calcext:value-type="float">
            <text:p>21,002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1890,2.43857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5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A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8 - PAU RN21A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122" calcext:value-type="float">
            <text:p>21,012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1427,2.4397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61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7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7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13" calcext:value-type="float">
            <text:p>21,013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1407,2.4398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805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G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9 - PAU RN21G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3" calcext:value-type="float">
            <text:p>21,0300</text:p>
          </table:table-cell>
          <table:table-cell office:value-type="string" calcext:value-type="string">
            <text:p>BOBIGNY</text:p>
          </table:table-cell>
          <table:table-cell table:style-name="ce12"/>
          <table:table-cell table:number-columns-repeated="16332"/>
        </table:table-row>
        <table:table-row table:style-name="ro1">
          <table:table-cell office:value-type="string" calcext:value-type="string">
            <text:p>L10.462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8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8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3" calcext:value-type="float">
            <text:p>21,030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0714,2.4418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6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B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10 - PAU RN21B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335" calcext:value-type="float">
            <text:p>21,033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0656,2.4419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7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C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11 - PAU RN21C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49" calcext:value-type="float">
            <text:p>21,049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10380,2.4432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806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H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12 - PAU RN21H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56" calcext:value-type="float">
            <text:p>21,0560</text:p>
          </table:table-cell>
          <table:table-cell office:value-type="string" calcext:value-type="string">
            <text:p>BOBIGNY</text:p>
          </table:table-cell>
          <table:table-cell table:style-name="ce12"/>
          <table:table-cell table:number-columns-repeated="16332"/>
        </table:table-row>
        <table:table-row table:style-name="ro1">
          <table:table-cell office:value-type="string" calcext:value-type="string">
            <text:p>L10.465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8A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8A (ex IS231)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56" calcext:value-type="float">
            <text:p>21,056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9781,2.4451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8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D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13 - PAU RN21D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699" calcext:value-type="float">
            <text:p>21,0699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9300,2.4468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63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29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29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71" calcext:value-type="float">
            <text:p>21,071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9320,2.4468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89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1E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14 - PAU RN21E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918" calcext:value-type="float">
            <text:p>21,09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8535,2.4495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64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0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30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1.093" calcext:value-type="float">
            <text:p>21,093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8560,2.4495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1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2A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15 - PAU RN22A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2.011" calcext:value-type="float">
            <text:p>22,011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7800,2.4521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66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32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32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2.012" calcext:value-type="float">
            <text:p>22,0120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7803,2.4522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2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22B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16 - PAU RN22B - Tunnel de Bobig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22.0292" calcext:value-type="float">
            <text:p>22,029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48.907066,2.4548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7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03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03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5.0826" calcext:value-type="float">
            <text:p>15,0826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733,2.3837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5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5R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1 - PAU RN15R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5.0822" calcext:value-type="float">
            <text:p>15,0822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683,2.3836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6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5S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Niche sécurité NSE-002 - PAU RN15S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5.0686" calcext:value-type="float">
            <text:p>15,0686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313,2.3818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8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04</text:p>
          </table:table-cell>
          <table:table-cell office:value-type="string" calcext:value-type="string">
            <text:p>BLN&amp;CRN-E</text:p>
          </table:table-cell>
          <table:table-cell office:value-type="string" calcext:value-type="string">
            <text:p>Issue de secours n°204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E</text:p>
          </table:table-cell>
          <table:table-cell office:value-type="float" office:value="15.0683" calcext:value-type="float">
            <text:p>15,0683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332,2.3818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5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01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01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5.0808" calcext:value-type="float">
            <text:p>15,0808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320,2.3835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7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5B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1 - PAU RN15B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5.0812" calcext:value-type="float">
            <text:p>15,0812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355,2.3837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8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N16A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Niche sécurité NSI-002 - PAU RN16A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6.0115" calcext:value-type="float">
            <text:p>16,0115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800,2.3864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6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202</text:p>
          </table:table-cell>
          <table:table-cell office:value-type="string" calcext:value-type="string">
            <text:p>BLN&amp;CRN-I</text:p>
          </table:table-cell>
          <table:table-cell office:value-type="string" calcext:value-type="string">
            <text:p>Issue de secours n°202 - Tunnel de La Courneuve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86NORD</text:p>
          </table:table-cell>
          <table:table-cell office:value-type="string" calcext:value-type="string">
            <text:p>I</text:p>
          </table:table-cell>
          <table:table-cell office:value-type="float" office:value="16.0118" calcext:value-type="float">
            <text:p>16,0118</text:p>
          </table:table-cell>
          <table:table-cell office:value-type="string" calcext:value-type="string">
            <text:p>LA_COURNEUVE</text:p>
          </table:table-cell>
          <table:table-cell office:value-type="string" calcext:value-type="string">
            <text:p>48.923794,2.3863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39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R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EW - PAU AL01R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905" calcext:value-type="float">
            <text:p>1,090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8625,2.35719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4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S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1 - PAU AL01S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805" calcext:value-type="float">
            <text:p>1,080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8674,2.357209</text:p>
          </table:table-cell>
          <table:table-cell table:number-columns-repeated="16332"/>
        </table:table-row>
        <table:table-row table:style-name="ro2">
          <table:table-cell office:value-type="string" calcext:value-type="string">
            <text:p>L10.573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1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1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72" calcext:value-type="float">
            <text:p>1,072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7390,2.3572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1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T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2 - PAU AL01T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672" calcext:value-type="float">
            <text:p>1,0672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6565,2.35736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4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2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2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645" calcext:value-type="float">
            <text:p>1,064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6607,2.3573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5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U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3 - PAU AL01U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582" calcext:value-type="float">
            <text:p>1,0582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3483,2.3576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2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V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4 - PAU AL01V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488" calcext:value-type="float">
            <text:p>1,0488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4913,2.35751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5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3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3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43" calcext:value-type="float">
            <text:p>1,043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4825,2.3575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6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W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5 - PAU AL01W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361" calcext:value-type="float">
            <text:p>1,0361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1427,2.3577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6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4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4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27" calcext:value-type="float">
            <text:p>1,027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3483,2.3576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3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X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6 - PAU AL01X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22" calcext:value-type="float">
            <text:p>1,022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2533,2.35769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7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5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5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17" calcext:value-type="float">
            <text:p>1,017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2437,2.3577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7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Y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7 - PAU AL01Y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099" calcext:value-type="float">
            <text:p>1,0099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970,2.3579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8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6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6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1.004" calcext:value-type="float">
            <text:p>1,004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1420,2.3577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9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7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7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98" calcext:value-type="float">
            <text:p>0,098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0797,2.3578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4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R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8 - PAU AL00R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93" calcext:value-type="float">
            <text:p>0,093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0336,2.35787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1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8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8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88" calcext:value-type="float">
            <text:p>0,088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973,2.3578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8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S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09 - PAU AL00S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808" calcext:value-type="float">
            <text:p>0,0808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126,2.3580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2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9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69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77" calcext:value-type="float">
            <text:p>0,077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016,2.3579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9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T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10 - PAU AL00T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655" calcext:value-type="float">
            <text:p>0,065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7585,2.3580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83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70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Issue de secours n°370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625" calcext:value-type="float">
            <text:p>0,062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7475,2.3581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1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U</text:p>
          </table:table-cell>
          <table:table-cell office:value-type="string" calcext:value-type="string">
            <text:p>LAN-W</text:p>
          </table:table-cell>
          <table:table-cell office:value-type="string" calcext:value-type="string">
            <text:p>Niche sécurité NSW-011 - PAU AL00U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office:value-type="float" office:value="0.0457" calcext:value-type="float">
            <text:p>0,0457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6113,2.3582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8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B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EY - PAU AL00B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0.045" calcext:value-type="float">
            <text:p>0,045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6017,2.35870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2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1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1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0.0615" calcext:value-type="float">
            <text:p>0,061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7543,2.3585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2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C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1 - PAU AL00C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0.0656" calcext:value-type="float">
            <text:p>0,0656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7604,2.3585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3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2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2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0.0775" calcext:value-type="float">
            <text:p>0,077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030,2.3584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3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D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2 - PAU AL00D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0.08" calcext:value-type="float">
            <text:p>0,080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138,2.3584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4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3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3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0.0875" calcext:value-type="float">
            <text:p>0,087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992,2.3583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9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0E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3 - PAU AL00E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0.0924" calcext:value-type="float">
            <text:p>0,0924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0350,2.3583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5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4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4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029" calcext:value-type="float">
            <text:p>1,0029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0812,2.3583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6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5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5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04" calcext:value-type="float">
            <text:p>1,004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1440,2.3582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4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A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4 - PAU AL01A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085" calcext:value-type="float">
            <text:p>1,008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09992,2.3584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7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6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6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15" calcext:value-type="float">
            <text:p>1,015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2450,2.3581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8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B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5 - PAU AL01B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218" calcext:value-type="float">
            <text:p>1,0218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2518,2.3581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8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7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7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275" calcext:value-type="float">
            <text:p>1,027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3494,2.3581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5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C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6 - PAU AL01C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36" calcext:value-type="float">
            <text:p>1,036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1440,2.3582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9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8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8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415" calcext:value-type="float">
            <text:p>1,0415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4770,2.3580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7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D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7 - PAU AL01D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467" calcext:value-type="float">
            <text:p>1,0467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4818,2.35800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6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E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8 - PAU AL01E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586" calcext:value-type="float">
            <text:p>1,0586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3500,2.3581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1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59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59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61" calcext:value-type="float">
            <text:p>1,061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6492,2.3578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6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F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09 - PAU AL01F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653" calcext:value-type="float">
            <text:p>1,0653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6443,2.35788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72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60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Issue de secours n°360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72" calcext:value-type="float">
            <text:p>1,072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6607,2.3573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07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G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010 - PAU AL01G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821" calcext:value-type="float">
            <text:p>1,0821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7404,2.3578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45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L01H</text:p>
          </table:table-cell>
          <table:table-cell office:value-type="string" calcext:value-type="string">
            <text:p>LAN-Y</text:p>
          </table:table-cell>
          <table:table-cell office:value-type="string" calcext:value-type="string">
            <text:p>Niche sécurité NSY-101 - PAU AL01H - Tunnel du Land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</text:p>
          </table:table-cell>
          <table:table-cell office:value-type="float" office:value="1.09" calcext:value-type="float">
            <text:p>1,0900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48.918630,2.35772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2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TAV W-Entrée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incendie NW-E Entrée Nord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W</text:p>
          </table:table-cell>
          <table:table-cell office:value-type="float" office:value="7.04" calcext:value-type="float">
            <text:p>7,0400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4147,2.2088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51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74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Issue de secours n°474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W</text:p>
          </table:table-cell>
          <table:table-cell office:value-type="float" office:value="7.0241" calcext:value-type="float">
            <text:p>7,0241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2972,2.2098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3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T07S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sécurité NSW-001 - PAU AT07S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W</text:p>
          </table:table-cell>
          <table:table-cell office:value-type="float" office:value="7.0235" calcext:value-type="float">
            <text:p>7,0235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3052,2.2098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52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75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Issue de secours n°475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W</text:p>
          </table:table-cell>
          <table:table-cell office:value-type="float" office:value="7.0048" calcext:value-type="float">
            <text:p>7,0048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1435,2.2110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4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T07T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sécurité NSW-002 - PAU AT07T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W</text:p>
          </table:table-cell>
          <table:table-cell office:value-type="float" office:value="7.0042" calcext:value-type="float">
            <text:p>7,0042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1496,2.2109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5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TAV W-Sortie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incendie NW-S Sortie Sud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W</text:p>
          </table:table-cell>
          <table:table-cell office:value-type="float" office:value="6.0886" calcext:value-type="float">
            <text:p>6,0886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0180,2.21199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53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76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Issue de secours n°476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W</text:p>
          </table:table-cell>
          <table:table-cell office:value-type="float" office:value="6.083" calcext:value-type="float">
            <text:p>6,0830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19684,2.2123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7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71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Issue de secours n°471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Y</text:p>
          </table:table-cell>
          <table:table-cell office:value-type="float" office:value="6.083" calcext:value-type="float">
            <text:p>6,0830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19783,2.2126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6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TAV Y-Entrée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incendie NY-E Entrée Sud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Y</text:p>
          </table:table-cell>
          <table:table-cell office:value-type="float" office:value="6.0886" calcext:value-type="float">
            <text:p>6,0886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0264,2.21226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7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T07A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sécurité NSY-001 - PAU AT07A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Y</text:p>
          </table:table-cell>
          <table:table-cell office:value-type="float" office:value="7.0042" calcext:value-type="float">
            <text:p>7,0042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1576,2.2113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8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72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Issue de secours n°472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Y</text:p>
          </table:table-cell>
          <table:table-cell office:value-type="float" office:value="7.0048" calcext:value-type="float">
            <text:p>7,0048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1520,2.2113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9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73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Issue de secours n°473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Y</text:p>
          </table:table-cell>
          <table:table-cell office:value-type="float" office:value="7.0241" calcext:value-type="float">
            <text:p>7,0241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3090,2.2102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8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AT07B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sécurité NSY-002 - PAU AT07B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Y</text:p>
          </table:table-cell>
          <table:table-cell office:value-type="float" office:value="7.0243" calcext:value-type="float">
            <text:p>7,0243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3163,2.2101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9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TAV Y-Sortie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iche incendie NY-S Sortie Nord - Tunnel de Taverny</text:p>
          </table:table-cell>
          <table:table-cell office:value-type="string" calcext:value-type="string">
            <text:p>AGER_NORD</text:p>
          </table:table-cell>
          <table:table-cell office:value-type="string" calcext:value-type="string">
            <text:p>A115</text:p>
          </table:table-cell>
          <table:table-cell office:value-type="string" calcext:value-type="string">
            <text:p>Y</text:p>
          </table:table-cell>
          <table:table-cell office:value-type="float" office:value="7.04" calcext:value-type="float">
            <text:p>7,0400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49.024260,2.20909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3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S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1 - PAU MR01S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786" calcext:value-type="float">
            <text:p>1,0786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52,2.23259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7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S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1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782" calcext:value-type="float">
            <text:p>1,0782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52,2.23259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5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8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38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622" calcext:value-type="float">
            <text:p>1,0622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034,2.2347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8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T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2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619" calcext:value-type="float">
            <text:p>1,0619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087,2.23489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4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T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2 - PAU MR01T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617" calcext:value-type="float">
            <text:p>1,0617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087,2.23489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5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U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3 - PAU MR01U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536" calcext:value-type="float">
            <text:p>1,0536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10,2.23600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9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U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3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534" calcext:value-type="float">
            <text:p>1,0534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10,2.23600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6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9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39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531" calcext:value-type="float">
            <text:p>1,0531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038,2.2360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1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40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4 dans IS440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441" calcext:value-type="float">
            <text:p>1,0441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30,2.2372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7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40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40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441" calcext:value-type="float">
            <text:p>1,0441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30,2.2372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8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41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41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382" calcext:value-type="float">
            <text:p>1,0382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25,2.2380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2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V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5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379" calcext:value-type="float">
            <text:p>1,0379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230,2.2380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6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V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4 - PAU MR01V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377" calcext:value-type="float">
            <text:p>1,0377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230,2.2380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3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42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6 dans IS442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305" calcext:value-type="float">
            <text:p>1,0305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56,2.2391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9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42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42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305" calcext:value-type="float">
            <text:p>1,0305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56,2.2391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1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43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43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227" calcext:value-type="float">
            <text:p>1,0227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40,2.2401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4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W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7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224" calcext:value-type="float">
            <text:p>1,0224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98,2.2402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7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W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5 - PAU MR01W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222" calcext:value-type="float">
            <text:p>1,0222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98,2.2402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8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X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6 - PAU MR01X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129" calcext:value-type="float">
            <text:p>1,0129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86,2.2415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5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X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8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127" calcext:value-type="float">
            <text:p>1,0127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86,2.2415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2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44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44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124" calcext:value-type="float">
            <text:p>1,0124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60,2.2415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3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45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45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1.005" calcext:value-type="float">
            <text:p>1,0050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83,2.2425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99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0R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7 - PAU MR00R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0.0985" calcext:value-type="float">
            <text:p>0,0985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90,2.2435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6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0R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incendie NIW-009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0.0975" calcext:value-type="float">
            <text:p>0,0975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160,2.2436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02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0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1 - PAU MR00B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0.0974" calcext:value-type="float">
            <text:p>0,0974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68,2.2435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7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0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1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0.0974" calcext:value-type="float">
            <text:p>0,0974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68,2.2435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03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A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2 - PAU MR01A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058" calcext:value-type="float">
            <text:p>1,0058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40,2.2425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8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A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2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06" calcext:value-type="float">
            <text:p>1,0060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40,2.2425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7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1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31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063" calcext:value-type="float">
            <text:p>1,0063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20,2.2424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39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32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3 dans IS432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149" calcext:value-type="float">
            <text:p>1,0149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15,2.2412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8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2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32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149" calcext:value-type="float">
            <text:p>1,0149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15,2.2412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9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3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33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246" calcext:value-type="float">
            <text:p>1,0246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90,2.2399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41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4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25" calcext:value-type="float">
            <text:p>1,0250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40,2.2398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04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3 - PAU MR01B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252" calcext:value-type="float">
            <text:p>1,0252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40,2.2398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05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C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4 - PAU MR01C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332" calcext:value-type="float">
            <text:p>1,0332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92,2.2387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42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C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5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334" calcext:value-type="float">
            <text:p>1,0334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92,2.2387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1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4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34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338" calcext:value-type="float">
            <text:p>1,0338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76,2.2386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43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35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6 dans IS435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433" calcext:value-type="float">
            <text:p>1,0433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515,2.2412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2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5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35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433" calcext:value-type="float">
            <text:p>1,0433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50,2.2373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3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6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36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533" calcext:value-type="float">
            <text:p>1,0533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390,2.2360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44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D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7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537" calcext:value-type="float">
            <text:p>1,0537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50,2.23596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06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D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5 - PAU MR01D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539" calcext:value-type="float">
            <text:p>1,0539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50,2.23596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07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E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6 - PAU MR01E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616" calcext:value-type="float">
            <text:p>1,0616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27,2.23489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45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E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8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618" calcext:value-type="float">
            <text:p>1,0618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27,2.23489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24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37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37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622" calcext:value-type="float">
            <text:p>1,0622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366,2.2348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46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1F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9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765" calcext:value-type="float">
            <text:p>1,0765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80,2.2328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08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1F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7 - PAU MR01F - Tunnel Ambroise Paré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1.0767" calcext:value-type="float">
            <text:p>1,0767</text:p>
          </table:table-cell>
          <table:table-cell office:value-type="string" calcext:value-type="string">
            <text:p>AMBROISE_PARE</text:p>
          </table:table-cell>
          <table:table-cell office:value-type="string" calcext:value-type="string">
            <text:p>48.848480,2.2328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19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V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9 - PAU MR03V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502" calcext:value-type="float">
            <text:p>3,0502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073,2.2180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18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U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8 - PAU MR03U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595" calcext:value-type="float">
            <text:p>3,0595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875,2.21662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15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63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63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615" calcext:value-type="float">
            <text:p>3,0615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882,2.2166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17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T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7 - PAU MR03T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691" calcext:value-type="float">
            <text:p>3,0691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790,2.21528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6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62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62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698" calcext:value-type="float">
            <text:p>3,0698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802,2.2152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6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S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6 - PAU MR03S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825" calcext:value-type="float">
            <text:p>3,0825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863,2.21369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5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61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61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827" calcext:value-type="float">
            <text:p>3,0827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867,2.2136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5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R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5 - PAU MR03R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973" calcext:value-type="float">
            <text:p>3,0973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974,2.2116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4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60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60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3.0977" calcext:value-type="float">
            <text:p>3,0977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8980,2.2116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3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9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59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4.0118" calcext:value-type="float">
            <text:p>4,0118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085,2.2096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4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V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4 - PAU MR04V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4.0125" calcext:value-type="float">
            <text:p>4,0125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170,2.2163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2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8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58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4.0232" calcext:value-type="float">
            <text:p>4,0232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200,2.2081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3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U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3 - PAU MR04U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4.0233" calcext:value-type="float">
            <text:p>4,0233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300,2.2123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2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T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2 - PAU MR04T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4.0301" calcext:value-type="float">
            <text:p>4,0301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250,2.2108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41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7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Issue de secours n°457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4.0301" calcext:value-type="float">
            <text:p>4,0301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314,2.2071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1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S</text:p>
          </table:table-cell>
          <table:table-cell office:value-type="string" calcext:value-type="string">
            <text:p>BAP&amp;SCL-W</text:p>
          </table:table-cell>
          <table:table-cell office:value-type="string" calcext:value-type="string">
            <text:p>Niche sécurité NSW-001 - PAU MR04S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</text:p>
          </table:table-cell>
          <table:table-cell office:value-type="float" office:value="4.0452" calcext:value-type="float">
            <text:p>4,0452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250,2.2073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7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A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1 - PAU MR03A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496" calcext:value-type="float">
            <text:p>3,0496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337,2.2180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1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3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1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664" calcext:value-type="float">
            <text:p>3,0664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590,2.2146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8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2 - PAU MR03B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666" calcext:value-type="float">
            <text:p>3,0666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590,2.2146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4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1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51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682" calcext:value-type="float">
            <text:p>3,0682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493,2.2156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39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C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3 - PAU MR03C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806" calcext:value-type="float">
            <text:p>3,0806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714,2.2123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2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3C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2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808" calcext:value-type="float">
            <text:p>3,0808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714,2.2123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5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2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52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826" calcext:value-type="float">
            <text:p>3,0826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626,2.2138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1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3D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4 - PAU MR03D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956" calcext:value-type="float">
            <text:p>3,0956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20,2.2109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3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3D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3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958" calcext:value-type="float">
            <text:p>3,0958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20,2.2109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6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3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53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3.0972" calcext:value-type="float">
            <text:p>3,0972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703,2.2115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2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A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5 - PAU MR04A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053" calcext:value-type="float">
            <text:p>4,0053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916,2.2075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4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4A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4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055" calcext:value-type="float">
            <text:p>4,0055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916,2.2075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7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4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54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067" calcext:value-type="float">
            <text:p>4,0067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798,2.2103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3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6 - PAU MR04B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147" calcext:value-type="float">
            <text:p>4,0147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10,2.20905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5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4B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5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149" calcext:value-type="float">
            <text:p>4,0149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10,2.20905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8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5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55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162" calcext:value-type="float">
            <text:p>4,0162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10,2.2091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4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C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7 - PAU MR04C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243" calcext:value-type="float">
            <text:p>4,0243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67,2.20780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26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MR04C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incendie NIY-006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245" calcext:value-type="float">
            <text:p>4,0245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67,2.20780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39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56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Issue de secours n°456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258" calcext:value-type="float">
            <text:p>4,0258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78,2.2077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16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MR04D</text:p>
          </table:table-cell>
          <table:table-cell office:value-type="string" calcext:value-type="string">
            <text:p>BAP&amp;SCL-Y</text:p>
          </table:table-cell>
          <table:table-cell office:value-type="string" calcext:value-type="string">
            <text:p>Niche sécurité NSY-008 - PAU MR04D - Tunnel de Saint-Cloud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</text:p>
          </table:table-cell>
          <table:table-cell office:value-type="float" office:value="4.0401" calcext:value-type="float">
            <text:p>4,0401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48.839897,2.2057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3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8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38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97" calcext:value-type="float">
            <text:p>76,097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6160,2.1651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08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338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Niche incendie E-001 (n°A07) - IS338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968" calcext:value-type="float">
            <text:p>76,0968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6131,2.1651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4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9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39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756" calcext:value-type="float">
            <text:p>76,0756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4323,2.1654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3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Q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Niche sécurité NSE-002 (n°A05) - PAU RW76Q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752" calcext:value-type="float">
            <text:p>76,0752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4274,2.1653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1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S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Niche sécurité NSE-003 (n°A03) - PAU RW76S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571" calcext:value-type="float">
            <text:p>76,0571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2683,2.1655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5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40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40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55" calcext:value-type="float">
            <text:p>76,055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2520,2.1655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6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41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41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46" calcext:value-type="float">
            <text:p>76,046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1870,2.1652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5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U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Niche sécurité NSE-004 (n°A01) - PAU RW76U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325" calcext:value-type="float">
            <text:p>76,0325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0650,2.1645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7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42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42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313" calcext:value-type="float">
            <text:p>76,0313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0634,2.1645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8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43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43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19" calcext:value-type="float">
            <text:p>76,019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9433,2.1638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7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W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Niche sécurité NSE-005 (n°P05) - PAU RW76W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173" calcext:value-type="float">
            <text:p>76,0173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9295,2.1637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9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Y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Niche sécurité NSE-006 (n°P03) - PAU RW76Y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042" calcext:value-type="float">
            <text:p>76,0042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8246,2.1630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9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44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44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6.0038" calcext:value-type="float">
            <text:p>76,0038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8185,2.1630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61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45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Issue de secours n°345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5.0753" calcext:value-type="float">
            <text:p>75,0753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6880,2.1616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22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5R</text:p>
          </table:table-cell>
          <table:table-cell office:value-type="string" calcext:value-type="string">
            <text:p>RUE-E</text:p>
          </table:table-cell>
          <table:table-cell office:value-type="string" calcext:value-type="string">
            <text:p>Niche sécurité NSE-007 (n°P01) - PAU RW75R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5.075" calcext:value-type="float">
            <text:p>75,075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6865,2.1616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23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5D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Niche sécurité NSI-001 (n°P02) - PAU RW75D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5.0745" calcext:value-type="float">
            <text:p>75,0745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6460,2.1616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5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1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Issue de secours n°331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5.075" calcext:value-type="float">
            <text:p>75,075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6713,2.1619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21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A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Niche sécurité NSI-002 (n°P04) - PAU RW76A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028" calcext:value-type="float">
            <text:p>76,0028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8060,2.1634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6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2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Issue de secours n°332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028" calcext:value-type="float">
            <text:p>76,0028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8050,2.1633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8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C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Niche sécurité NSI-003 (n°P06) - PAU RW76C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16" calcext:value-type="float">
            <text:p>76,016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9170,2.1641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7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3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Issue de secours n°333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175" calcext:value-type="float">
            <text:p>76,0175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79337,2.1642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8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4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Issue de secours n°334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32" calcext:value-type="float">
            <text:p>76,032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0524,2.1649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6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E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Niche sécurité NSI-004 (n°A02) - PAU RW76E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326" calcext:value-type="float">
            <text:p>76,0326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0560,2.1649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9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5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Issue de secours n°335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436" calcext:value-type="float">
            <text:p>76,0436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1557,2.1655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1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6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Issue de secours n°336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55" calcext:value-type="float">
            <text:p>76,0550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2465,2.1659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4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G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Niche sécurité NSI-005 (n°A04) - PAU RW76G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565" calcext:value-type="float">
            <text:p>76,0565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2618,2.1660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12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6I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Niche sécurité NSI-004 (n°A06) - PAU RW76I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759" calcext:value-type="float">
            <text:p>76,0759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4370,2.1658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52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37</text:p>
          </table:table-cell>
          <table:table-cell office:value-type="string" calcext:value-type="string">
            <text:p>RUE-I</text:p>
          </table:table-cell>
          <table:table-cell office:value-type="string" calcext:value-type="string">
            <text:p>Issue de secours n°337 - Tunnel de Belle-Rive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6.0759" calcext:value-type="float">
            <text:p>76,0759</text:p>
          </table:table-cell>
          <table:table-cell office:value-type="string" calcext:value-type="string">
            <text:p>BELLE-RIVE</text:p>
          </table:table-cell>
          <table:table-cell office:value-type="string" calcext:value-type="string">
            <text:p>48.884388,2.1658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9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R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sécurité - Entré W - PAU LR05R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66" calcext:value-type="float">
            <text:p>5,0660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3936,2.04961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5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3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Issue de secours n°423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555" calcext:value-type="float">
            <text:p>5,0555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4800,2.0504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9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S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sécurité NSW-001 - PAU LR05S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553" calcext:value-type="float">
            <text:p>5,0553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023,2.0505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3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T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sécurité NSW-002 - PAU LR05T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486" calcext:value-type="float">
            <text:p>5,048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294,2.0509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4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23a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incendie de l'issue de secours n°423a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486" calcext:value-type="float">
            <text:p>5,048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294,2.0509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18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3A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Issue de secours n°423A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486" calcext:value-type="float">
            <text:p>5,048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294,2.0509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5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U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sécurité NSW-003 - PAU LR05U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416" calcext:value-type="float">
            <text:p>5,041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843,2.05153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6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23b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incendie de l'issue de secours n°423b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416" calcext:value-type="float">
            <text:p>5,041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843,2.05153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19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3B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Issue de secours n°423B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416" calcext:value-type="float">
            <text:p>5,041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843,2.05153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6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4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Issue de secours n°424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356" calcext:value-type="float">
            <text:p>5,035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280,2.0519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1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V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sécurité NSW-004 - PAU LR05V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354" calcext:value-type="float">
            <text:p>5,0354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114,2.0516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51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W</text:p>
          </table:table-cell>
          <table:table-cell office:value-type="string" calcext:value-type="string">
            <text:p>FLF-W</text:p>
          </table:table-cell>
          <table:table-cell office:value-type="string" calcext:value-type="string">
            <text:p>Niche sécurité - Sortie W - PAU LR05W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W</text:p>
          </table:table-cell>
          <table:table-cell office:value-type="float" office:value="5.027" calcext:value-type="float">
            <text:p>5,0270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843,2.05255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7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A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sécurité - Entré Y - PAU LR05A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262" calcext:value-type="float">
            <text:p>5,0262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7095,2.0519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3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1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Issue de secours n°421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346" calcext:value-type="float">
            <text:p>5,034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484,2.0514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2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B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sécurité NSY-001 - PAU LR05B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348" calcext:value-type="float">
            <text:p>5,0348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244,2.0513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38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C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sécurité NSY-002 - PAU LR05C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411" calcext:value-type="float">
            <text:p>5,0411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040,2.05101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16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1A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Issue de secours n°421A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411" calcext:value-type="float">
            <text:p>5,0411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040,2.05101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39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21a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incendie de l'issue de secours n°421a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416" calcext:value-type="float">
            <text:p>5,041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6040,2.05101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1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D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sécurité NSY-003 - PAU LR05D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476" calcext:value-type="float">
            <text:p>5,047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515,2.05047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2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421b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incendie de l'issue de secours n°421b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476" calcext:value-type="float">
            <text:p>5,047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515,2.05047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17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1B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Issue de secours n°421B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476" calcext:value-type="float">
            <text:p>5,047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515,2.05047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4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22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Issue de secours n°422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544" calcext:value-type="float">
            <text:p>5,0544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035,2.0499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3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E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sécurité NSY-004 - PAU LR05E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546" calcext:value-type="float">
            <text:p>5,0546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5150,2.0502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48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LR05F</text:p>
          </table:table-cell>
          <table:table-cell office:value-type="string" calcext:value-type="string">
            <text:p>FLF-Y</text:p>
          </table:table-cell>
          <table:table-cell office:value-type="string" calcext:value-type="string">
            <text:p>Niche sécurité - Sortie Y - PAU LR05F - Tunnel de Fontenay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</text:p>
          </table:table-cell>
          <table:table-cell office:value-type="float" office:value="5.0664" calcext:value-type="float">
            <text:p>5,0664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48.803932,2.04918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8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VR37U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Niche sécurité NSW-001 - PAU VR37U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W</text:p>
          </table:table-cell>
          <table:table-cell office:value-type="float" office:value="37.0609" calcext:value-type="float">
            <text:p>37,0609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6722,1.9084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79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VR37S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Niche sécurité NSW-002 - PAU VR37S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W</text:p>
          </table:table-cell>
          <table:table-cell office:value-type="float" office:value="37.039" calcext:value-type="float">
            <text:p>37,0390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7432,1.9111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67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93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Issue de secours n°493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W</text:p>
          </table:table-cell>
          <table:table-cell office:value-type="float" office:value="37.0387" calcext:value-type="float">
            <text:p>37,0387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7390,1.9111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1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VR37R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Niche sécurité NSW-003 - PAU VR37R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W</text:p>
          </table:table-cell>
          <table:table-cell office:value-type="float" office:value="37.0167" calcext:value-type="float">
            <text:p>37,0167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8187,1.9137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2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VR37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Niche sécurité NSY-001 - PAU VR37A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Y</text:p>
          </table:table-cell>
          <table:table-cell office:value-type="float" office:value="36.0175" calcext:value-type="float">
            <text:p>36,0175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8390,1.9136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66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92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Issue de secours n°492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Y</text:p>
          </table:table-cell>
          <table:table-cell office:value-type="float" office:value="37.038" calcext:value-type="float">
            <text:p>37,0380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7737,1.9110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3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VR37B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Niche sécurité NSY-002 - PAU VR37B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Y</text:p>
          </table:table-cell>
          <table:table-cell office:value-type="float" office:value="37.0384" calcext:value-type="float">
            <text:p>37,0384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7764,1.9110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4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VR37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Niche sécurité NSY-003 - PAU VR37D - Tunnel de Chennevières</text:p>
          </table:table-cell>
          <table:table-cell office:value-type="string" calcext:value-type="string">
            <text:p>AGER_OUEST_B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Y</text:p>
          </table:table-cell>
          <table:table-cell office:value-type="float" office:value="37.0605" calcext:value-type="float">
            <text:p>37,0605</text:p>
          </table:table-cell>
          <table:table-cell office:value-type="string" calcext:value-type="string">
            <text:p>CHENNEVIERES</text:p>
          </table:table-cell>
          <table:table-cell office:value-type="string" calcext:value-type="string">
            <text:p>48.796925,1.9082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7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132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incendie NI-01 sur Bretelle B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246" calcext:value-type="float">
            <text:p>0,0246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660,2.2013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1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2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246" calcext:value-type="float">
            <text:p>0,0246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657,2.2014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8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133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incendie NI-02 sur Bretelle B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403" calcext:value-type="float">
            <text:p>0,0403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1978,2.1995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2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3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403" calcext:value-type="float">
            <text:p>0,0403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010,2.1996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9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134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incendie NI-03 sur Bretelle B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578" calcext:value-type="float">
            <text:p>0,0578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486,2.2003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3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4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578" calcext:value-type="float">
            <text:p>0,0578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530,2.2002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1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135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incendie NI-04 sur Bretelle B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7" calcext:value-type="float">
            <text:p>0,070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420,2.2018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4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5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W</text:p>
          </table:table-cell>
          <table:table-cell office:value-type="float" office:value="0.07" calcext:value-type="float">
            <text:p>0,070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440,2.201886</text:p>
          </table:table-cell>
          <table:table-cell table:number-columns-repeated="16332"/>
        </table:table-row>
        <table:table-row table:style-name="ro1">
          <table:table-cell table:style-name="ce2" office:value-type="string" calcext:value-type="string">
            <text:p>L11.168V</text:p>
          </table:table-cell>
          <table:table-cell table:style-name="ce2" office:value-type="string" calcext:value-type="string">
            <text:p>LOCAL-NICHE</text:p>
          </table:table-cell>
          <table:table-cell table:style-name="ce2" office:value-type="string" calcext:value-type="string">
            <text:p>NS/NR04G</text:p>
          </table:table-cell>
          <table:table-cell office:value-type="string" calcext:value-type="string">
            <text:p>A14&amp;NEU-W</text:p>
          </table:table-cell>
          <table:table-cell table:style-name="ce2" office:value-type="string" calcext:value-type="string">
            <text:p>Niche sécurité NSY-401 - PAU NR04G - Tunnel de Nanterre-La Défense</text:p>
          </table:table-cell>
          <table:table-cell table:style-name="ce2" office:value-type="string" calcext:value-type="string">
            <text:p>AGER_OUEST_N</text:p>
          </table:table-cell>
          <table:table-cell table:style-name="ce2" office:value-type="string" calcext:value-type="string">
            <text:p>A14XA86</text:p>
          </table:table-cell>
          <table:table-cell table:style-name="ce2" office:value-type="string" calcext:value-type="string">
            <text:p>E</text:p>
          </table:table-cell>
          <table:table-cell table:style-name="ce9" office:value-type="float" office:value="0.004" calcext:value-type="float">
            <text:p>0,0040</text:p>
          </table:table-cell>
          <table:table-cell table:style-name="ce2" office:value-type="string" calcext:value-type="string">
            <text:p>ECHANGEUR_NANTERRE</text:p>
          </table:table-cell>
          <table:table-cell table:style-name="ce2" office:value-type="string" calcext:value-type="string">
            <text:p>48.902966,2.2006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5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6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</text:p>
          </table:table-cell>
          <table:table-cell office:value-type="float" office:value="0.0544" calcext:value-type="float">
            <text:p>0,0544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890,2.20509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9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130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incendie NI-01 sur Bretelle B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Y</text:p>
          </table:table-cell>
          <table:table-cell office:value-type="float" office:value="0.013" calcext:value-type="float">
            <text:p>0,013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843,2.2033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8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0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0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Y</text:p>
          </table:table-cell>
          <table:table-cell office:value-type="float" office:value="0.013" calcext:value-type="float">
            <text:p>0,013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725,2.2035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1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131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incendie NI-02 sur Bretelle B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Y</text:p>
          </table:table-cell>
          <table:table-cell office:value-type="float" office:value="0.029" calcext:value-type="float">
            <text:p>0,029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760,2.2014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9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1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Y</text:p>
          </table:table-cell>
          <table:table-cell office:value-type="float" office:value="0.029" calcext:value-type="float">
            <text:p>0,029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744,2.2014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72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4B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Y-404 - PAU NR04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E&gt;Y</text:p>
          </table:table-cell>
          <table:table-cell office:value-type="float" office:value="0.0371" calcext:value-type="float">
            <text:p>0,0371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3175,2.2045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2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Z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304 - PAU NR03Z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I&gt;W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920,2.2033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5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6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7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I&gt;W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899395,2.2003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3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X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801 - PAU NR03X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I&gt;W</text:p>
          </table:table-cell>
          <table:table-cell office:value-type="float" office:value="0.03" calcext:value-type="float">
            <text:p>0,030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920,2.2033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6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7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77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I&gt;W</text:p>
          </table:table-cell>
          <table:table-cell office:value-type="float" office:value="0.0315" calcext:value-type="float">
            <text:p>0,0315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307,2.2019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59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4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1 - PAU NR04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4.0151" calcext:value-type="float">
            <text:p>4,015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2600,2.1998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1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2 - PAU NR03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927" calcext:value-type="float">
            <text:p>3,0927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1750,2.2019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6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8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28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916" calcext:value-type="float">
            <text:p>3,091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1386,2.2029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7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9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29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764" calcext:value-type="float">
            <text:p>3,076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800,2.2048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2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3 - PAU NR03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751" calcext:value-type="float">
            <text:p>3,075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837,2.2043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3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T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4 - PAU NR03T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542" calcext:value-type="float">
            <text:p>3,054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276,2.2072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6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7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7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53" calcext:value-type="float">
            <text:p>3,053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284,2.2079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4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U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5 - PAU NR03U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304" calcext:value-type="float">
            <text:p>3,030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685,2.2105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7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8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8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292" calcext:value-type="float">
            <text:p>3,029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685,2.2110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8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39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39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15" calcext:value-type="float">
            <text:p>3,015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290,2.2128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5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V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6 - PAU NR03V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3.014" calcext:value-type="float">
            <text:p>3,014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208,2.2127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6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7 - PAU NR02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916" calcext:value-type="float">
            <text:p>2,091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8540,2.2155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09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0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0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908" calcext:value-type="float">
            <text:p>2,0908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8518,2.2159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7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8 - PAU NR02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783" calcext:value-type="float">
            <text:p>2,0783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8098,2.2172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1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1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765" calcext:value-type="float">
            <text:p>2,076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8045,2.2177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8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T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9 - PAU NR02T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568" calcext:value-type="float">
            <text:p>2,0568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7263,2.2201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2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2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562" calcext:value-type="float">
            <text:p>2,056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7360,2.2203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3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3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341" calcext:value-type="float">
            <text:p>2,034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503,2.2230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69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U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0 - PAU NR02U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337" calcext:value-type="float">
            <text:p>2,0337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460,2.2230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1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V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1 - PAU NR02V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267" calcext:value-type="float">
            <text:p>2,0267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240,2.2237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4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4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263" calcext:value-type="float">
            <text:p>2,0263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200,2.2239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6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6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02" calcext:value-type="float">
            <text:p>2,002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5283,2.2269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4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W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2 - PAU NR02W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2.0012" calcext:value-type="float">
            <text:p>2,001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5164,2.2266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5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3 - PAU NR01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836" calcext:value-type="float">
            <text:p>1,083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4444,2.2292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7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7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7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829" calcext:value-type="float">
            <text:p>1,082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4530,2.2293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6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4 - PAU NR01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671" calcext:value-type="float">
            <text:p>1,067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3745,2.2311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8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8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8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664" calcext:value-type="float">
            <text:p>1,066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3860,2.2313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7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T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5 - PAU NR01T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453" calcext:value-type="float">
            <text:p>1,0453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757,2.2337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9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9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9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445" calcext:value-type="float">
            <text:p>1,044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944,2.2340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21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0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0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264" calcext:value-type="float">
            <text:p>1,026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1990,2.2363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8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U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6 - PAU NR01U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241" calcext:value-type="float">
            <text:p>1,024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014,2.2366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9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V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7 - PAU NR01V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054" calcext:value-type="float">
            <text:p>1,005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1415,2.2387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22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1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1.0045" calcext:value-type="float">
            <text:p>1,004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1243,2.2386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81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8 - PAU NR00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85" calcext:value-type="float">
            <text:p>0,085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660,2.2412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23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2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785" calcext:value-type="float">
            <text:p>0,078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312,2.2420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82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19 - PAU NR00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668" calcext:value-type="float">
            <text:p>0,0668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305,2.2425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24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3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665" calcext:value-type="float">
            <text:p>0,066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940,2.24357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84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T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20 - PAU NR00T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5" calcext:value-type="float">
            <text:p>0,05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7780,2.2499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836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7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7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466" calcext:value-type="float">
            <text:p>0,046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057,2.2459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85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V00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21 - PAU NV00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7318,2.2513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86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V00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22 - PAU NV00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272" calcext:value-type="float">
            <text:p>0,027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8107,2.2492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837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8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8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264" calcext:value-type="float">
            <text:p>0,026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8294,2.2484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87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U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23 - PAU NR00U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21" calcext:value-type="float">
            <text:p>0,021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7833,2.2503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98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V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24 - PAU NR00V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</text:p>
          </table:table-cell>
          <table:table-cell office:value-type="float" office:value="0.0103" calcext:value-type="float">
            <text:p>0,0103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7790,2.2504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83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M00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703 - PAU NM00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3</text:p>
          </table:table-cell>
          <table:table-cell office:value-type="string" calcext:value-type="string">
            <text:p>W</text:p>
          </table:table-cell>
          <table:table-cell office:value-type="float" office:value="0.002" calcext:value-type="float">
            <text:p>0,002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583,2.2441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22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M01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701 - PAU NM01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3</text:p>
          </table:table-cell>
          <table:table-cell office:value-type="string" calcext:value-type="string">
            <text:p>W</text:p>
          </table:table-cell>
          <table:table-cell office:value-type="float" office:value="0.0379" calcext:value-type="float">
            <text:p>0,037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957,2.2393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23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M00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702 - PAU NM00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3</text:p>
          </table:table-cell>
          <table:table-cell office:value-type="string" calcext:value-type="string">
            <text:p>W</text:p>
          </table:table-cell>
          <table:table-cell office:value-type="float" office:value="0.023" calcext:value-type="float">
            <text:p>0,023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278,2.2406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834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5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3</text:p>
          </table:table-cell>
          <table:table-cell office:value-type="string" calcext:value-type="string">
            <text:p>W</text:p>
          </table:table-cell>
          <table:table-cell office:value-type="float" office:value="0.01" calcext:value-type="float">
            <text:p>0,01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232,2.2418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97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V00T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901 - PAU NV00T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4</text:p>
          </table:table-cell>
          <table:table-cell office:value-type="string" calcext:value-type="string">
            <text:p>W</text:p>
          </table:table-cell>
          <table:table-cell office:value-type="float" office:value="0.0275" calcext:value-type="float">
            <text:p>0,027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6936,2.251947</text:p>
          </table:table-cell>
          <table:table-cell table:number-columns-repeated="16332"/>
        </table:table-row>
        <table:table-row table:style-name="ro1">
          <table:table-cell table:style-name="ce2" office:value-type="string" calcext:value-type="string">
            <text:p>L11.861U</text:p>
          </table:table-cell>
          <table:table-cell table:style-name="ce2" office:value-type="string" calcext:value-type="string">
            <text:p>LOCAL-NICHE</text:p>
          </table:table-cell>
          <table:table-cell table:style-name="ce2" office:value-type="string" calcext:value-type="string">
            <text:p>NS/NG01T</text:p>
          </table:table-cell>
          <table:table-cell office:value-type="string" calcext:value-type="string">
            <text:p>A14&amp;NEU-W</text:p>
          </table:table-cell>
          <table:table-cell table:style-name="ce2" office:value-type="string" calcext:value-type="string">
            <text:p>Niche sécurité NSW-001 - PAU NG01T - Tunnel Trinity</text:p>
          </table:table-cell>
          <table:table-cell table:style-name="ce2" office:value-type="string" calcext:value-type="string">
            <text:p>AGER_OUEST_N</text:p>
          </table:table-cell>
          <table:table-cell table:style-name="ce2" office:value-type="string" calcext:value-type="string">
            <text:p>N192</text:p>
          </table:table-cell>
          <table:table-cell table:style-name="ce2" office:value-type="string" calcext:value-type="string">
            <text:p>W</text:p>
          </table:table-cell>
          <table:table-cell table:style-name="ce9" office:value-type="float" office:value="0.073" calcext:value-type="float">
            <text:p>0,0730</text:p>
          </table:table-cell>
          <table:table-cell table:style-name="ce2" office:value-type="string" calcext:value-type="string">
            <text:p>LA_DEFENSE</text:p>
          </table:table-cell>
          <table:table-cell table:style-name="ce12"/>
          <table:table-cell table:number-columns-repeated="16332"/>
        </table:table-row>
        <table:table-row table:style-name="ro1">
          <table:table-cell table:style-name="ce2" office:value-type="string" calcext:value-type="string">
            <text:p>L11.862V</text:p>
          </table:table-cell>
          <table:table-cell table:style-name="ce2" office:value-type="string" calcext:value-type="string">
            <text:p>LOCAL-NICHE</text:p>
          </table:table-cell>
          <table:table-cell table:style-name="ce2" office:value-type="string" calcext:value-type="string">
            <text:p>NS/NG01S</text:p>
          </table:table-cell>
          <table:table-cell office:value-type="string" calcext:value-type="string">
            <text:p>A14&amp;NEU-W</text:p>
          </table:table-cell>
          <table:table-cell table:style-name="ce2" office:value-type="string" calcext:value-type="string">
            <text:p>Niche sécurité NSW-002 - PAU NG01S - Tunnel Trinity</text:p>
          </table:table-cell>
          <table:table-cell table:style-name="ce2" office:value-type="string" calcext:value-type="string">
            <text:p>AGER_OUEST_N</text:p>
          </table:table-cell>
          <table:table-cell table:style-name="ce2" office:value-type="string" calcext:value-type="string">
            <text:p>N192</text:p>
          </table:table-cell>
          <table:table-cell table:style-name="ce2" office:value-type="string" calcext:value-type="string">
            <text:p>W</text:p>
          </table:table-cell>
          <table:table-cell table:style-name="ce9" office:value-type="float" office:value="0.0583" calcext:value-type="float">
            <text:p>0,0583</text:p>
          </table:table-cell>
          <table:table-cell table:style-name="ce2" office:value-type="string" calcext:value-type="string">
            <text:p>LA_DEFENSE</text:p>
          </table:table-cell>
          <table:table-cell table:style-name="ce12"/>
          <table:table-cell table:number-columns-repeated="16332"/>
        </table:table-row>
        <table:table-row table:style-name="ro1">
          <table:table-cell office:value-type="string" calcext:value-type="string">
            <text:p>L10.124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G01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601 - PAU NG01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W</text:p>
          </table:table-cell>
          <table:table-cell office:value-type="float" office:value="0.0509" calcext:value-type="float">
            <text:p>0,050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075,2.2409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25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G00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602 - PAU NG00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W</text:p>
          </table:table-cell>
          <table:table-cell office:value-type="float" office:value="0.0324" calcext:value-type="float">
            <text:p>0,032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793,2.2437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26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4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W</text:p>
          </table:table-cell>
          <table:table-cell office:value-type="float" office:value="0.0304" calcext:value-type="float">
            <text:p>0,0304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427,2.24210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26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G00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603 - PAU NG00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W</text:p>
          </table:table-cell>
          <table:table-cell office:value-type="float" office:value="0.0238" calcext:value-type="float">
            <text:p>0,0238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770,2.2415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835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56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5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W</text:p>
          </table:table-cell>
          <table:table-cell office:value-type="float" office:value="0.0228" calcext:value-type="float">
            <text:p>0,0228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984,2.2432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2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X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501 - PAU NR02X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4</text:p>
          </table:table-cell>
          <table:table-cell office:value-type="string" calcext:value-type="string">
            <text:p>W</text:p>
          </table:table-cell>
          <table:table-cell office:value-type="float" office:value="2.0049" calcext:value-type="float">
            <text:p>2,004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5073,2.2271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73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X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502 - PAU NR01X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4</text:p>
          </table:table-cell>
          <table:table-cell office:value-type="string" calcext:value-type="string">
            <text:p>W</text:p>
          </table:table-cell>
          <table:table-cell office:value-type="float" office:value="1.0909" calcext:value-type="float">
            <text:p>1,090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4350,2.2271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15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45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14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4</text:p>
          </table:table-cell>
          <table:table-cell office:value-type="string" calcext:value-type="string">
            <text:p>W</text:p>
          </table:table-cell>
          <table:table-cell office:value-type="float" office:value="1.084" calcext:value-type="float">
            <text:p>1,084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3677,2.2270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5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R01R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1 - PAU SR01R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W</text:p>
          </table:table-cell>
          <table:table-cell office:value-type="float" office:value="8.025" calcext:value-type="float">
            <text:p>8,0250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5693,2.2570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13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03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503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W</text:p>
          </table:table-cell>
          <table:table-cell office:value-type="float" office:value="8.019" calcext:value-type="float">
            <text:p>8,0190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5258,2.25837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69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02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502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W</text:p>
          </table:table-cell>
          <table:table-cell office:value-type="float" office:value="8.0079" calcext:value-type="float">
            <text:p>8,0079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4930,2.2594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6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R01S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2 - PAU SR01S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W</text:p>
          </table:table-cell>
          <table:table-cell office:value-type="float" office:value="8.0046" calcext:value-type="float">
            <text:p>8,0046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4827,2.2596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14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04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Issue de secours n°504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W</text:p>
          </table:table-cell>
          <table:table-cell office:value-type="float" office:value="7.098" calcext:value-type="float">
            <text:p>7,0980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4506,2.2607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7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R01T</text:p>
          </table:table-cell>
          <table:table-cell office:value-type="string" calcext:value-type="string">
            <text:p>A14&amp;NEU-W</text:p>
          </table:table-cell>
          <table:table-cell office:value-type="string" calcext:value-type="string">
            <text:p>Niche sécurité NSW-003 - PAU SR01T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W</text:p>
          </table:table-cell>
          <table:table-cell office:value-type="float" office:value="7.085" calcext:value-type="float">
            <text:p>7,0850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4060,2.2621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9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2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2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1" calcext:value-type="float">
            <text:p>0,010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1497,2.204719</text:p>
          </table:table-cell>
          <table:table-cell table:number-columns-repeated="16332"/>
        </table:table-row>
        <table:table-row table:style-name="ro1">
          <table:table-cell table:style-name="ce3" office:value-type="string" calcext:value-type="string">
            <text:p>L10.156R</text:p>
          </table:table-cell>
          <table:table-cell table:style-name="ce3" office:value-type="string" calcext:value-type="string">
            <text:p>LOCAL-NICHE</text:p>
          </table:table-cell>
          <table:table-cell table:style-name="ce3" office:value-type="string" calcext:value-type="string">
            <text:p>NS/NR03F</text:p>
          </table:table-cell>
          <table:table-cell office:value-type="string" calcext:value-type="string">
            <text:p>A14&amp;NEU-Y</text:p>
          </table:table-cell>
          <table:table-cell table:style-name="ce3" office:value-type="string" calcext:value-type="string">
            <text:p>Niche sécurité NSY-023 - PAU NR03F - Tunnel de Nanterre-La Défense</text:p>
          </table:table-cell>
          <table:table-cell table:style-name="ce3" office:value-type="string" calcext:value-type="string">
            <text:p>AGER_OUEST_N</text:p>
          </table:table-cell>
          <table:table-cell table:style-name="ce3" office:value-type="string" calcext:value-type="string">
            <text:p>A14XA86</text:p>
          </table:table-cell>
          <table:table-cell table:style-name="ce3" office:value-type="string" calcext:value-type="string">
            <text:p>Y&gt;E</text:p>
          </table:table-cell>
          <table:table-cell table:style-name="ce10" office:value-type="float" office:value="0.09" calcext:value-type="float">
            <text:p>0,0900</text:p>
          </table:table-cell>
          <table:table-cell table:style-name="ce3" office:value-type="string" calcext:value-type="string">
            <text:p>ECHANGEUR_NANTERRE</text:p>
          </table:table-cell>
          <table:table-cell table:style-name="ce3" office:value-type="string" calcext:value-type="string">
            <text:p>48.901480,2.2043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83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W04R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-01 sur Bretelle B5 - PAU NW04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212" calcext:value-type="float">
            <text:p>0,0212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067,2.1994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84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NW04R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incendie NI-01 sur Bretelle B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215" calcext:value-type="float">
            <text:p>0,0215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044,2.1994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773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85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8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659,2.2002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85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NW04S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incendie NI-02 sur Bretelle B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393" calcext:value-type="float">
            <text:p>0,0393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586,2.20050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86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W04S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-02 sur Bretelle B5 - PAU NW04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395" calcext:value-type="float">
            <text:p>0,0395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583,2.2005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87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W04T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-03 sur Bretelle B5 - PAU NW04T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58" calcext:value-type="float">
            <text:p>0,058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1096,2.20279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88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NW04T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incendie NI-03 sur Bretelle B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583" calcext:value-type="float">
            <text:p>0,0583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1105,2.2028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774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86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8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59" calcext:value-type="float">
            <text:p>0,059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1140,2.20284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89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W04U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-04 sur Bretelle B5 - PAU NW04U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W&gt;I</text:p>
          </table:table-cell>
          <table:table-cell office:value-type="float" office:value="0.0755" calcext:value-type="float">
            <text:p>0,0755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116,2.20425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29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1 - PAU NR00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129" calcext:value-type="float">
            <text:p>0,012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8294,2.2500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1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2 - PAU NR00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23" calcext:value-type="float">
            <text:p>0,023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8763,2.2490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66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1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295" calcext:value-type="float">
            <text:p>0,029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8824,2.2483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2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C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3 - PAU NR00C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371" calcext:value-type="float">
            <text:p>0,037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248,2.2471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3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D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4 - PAU NR00D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531" calcext:value-type="float">
            <text:p>0,053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763,2.2453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4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E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5 - PAU NR00E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679" calcext:value-type="float">
            <text:p>0,067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324,2.2436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68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3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742" calcext:value-type="float">
            <text:p>0,074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550,2.24304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5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0F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6 - PAU NR00F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778" calcext:value-type="float">
            <text:p>0,0778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980,2.2421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69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4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945" calcext:value-type="float">
            <text:p>0,094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1403,2.2405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6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7 - PAU NR01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0.0946" calcext:value-type="float">
            <text:p>0,094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1490,2.2405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7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8 - PAU NR01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078" calcext:value-type="float">
            <text:p>1,0078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105,2.2385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1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5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095" calcext:value-type="float">
            <text:p>1,009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033,2.23869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2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6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251" calcext:value-type="float">
            <text:p>1,025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593,2.2366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8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C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9 - PAU NR01C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285" calcext:value-type="float">
            <text:p>1,028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715,2.2362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39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D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0 - PAU NR01D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443" calcext:value-type="float">
            <text:p>1,0443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3276,2.2341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3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7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7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446" calcext:value-type="float">
            <text:p>1,044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3223,2.2342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1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E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1 - PAU NR01E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662" calcext:value-type="float">
            <text:p>1,066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4130,2.2314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4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8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8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662" calcext:value-type="float">
            <text:p>1,066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4080,2.2315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5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9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9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829" calcext:value-type="float">
            <text:p>1,082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4730,2.2294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2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F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2 - PAU NR01F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1.0836" calcext:value-type="float">
            <text:p>1,083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4947,2.2288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3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3 - PAU NR02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007" calcext:value-type="float">
            <text:p>2,0007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5530,2.2270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6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0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0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015" calcext:value-type="float">
            <text:p>2,001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5447,2.2271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8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2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262" calcext:value-type="float">
            <text:p>2,026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435,2.2241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6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C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4 - PAU NR02C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267" calcext:value-type="float">
            <text:p>2,0267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557,2.2239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79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3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342" calcext:value-type="float">
            <text:p>2,034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744,2.2232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7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D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5 - PAU NR02D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346" calcext:value-type="float">
            <text:p>2,034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833,2.2229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1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4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562" calcext:value-type="float">
            <text:p>2,056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7600,2.2205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8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E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6 - PAU NR02E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573" calcext:value-type="float">
            <text:p>2,0573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7808,2.2198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2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5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753" calcext:value-type="float">
            <text:p>2,0753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8293,2.2179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9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F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7 - PAU NR02F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779" calcext:value-type="float">
            <text:p>2,0779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8468,2.2175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3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6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2.0995" calcext:value-type="float">
            <text:p>2,099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113,2.2148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51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8 - PAU NR03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,00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143,2.2147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4M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7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7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136" calcext:value-type="float">
            <text:p>3,013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563,2.2130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52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19 - PAU NR03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141" calcext:value-type="float">
            <text:p>3,0141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9593,2.2129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5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8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8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286" calcext:value-type="float">
            <text:p>3,028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010,2.2110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53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C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20 - PAU NR03C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29" calcext:value-type="float">
            <text:p>3,029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043,2.2110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6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9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9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445" calcext:value-type="float">
            <text:p>3,044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444,2.2092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54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D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21 - PAU NR03D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457" calcext:value-type="float">
            <text:p>3,0457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0490,2.208689</text:p>
          </table:table-cell>
          <table:table-cell table:number-columns-repeated="16332"/>
        </table:table-row>
        <table:table-row table:style-name="ro1">
          <table:table-cell table:style-name="ce4" office:value-type="string" calcext:value-type="string">
            <text:p>L10.388S</text:p>
          </table:table-cell>
          <table:table-cell table:style-name="ce4" office:value-type="string" calcext:value-type="string">
            <text:p>LOCAL-IS</text:p>
          </table:table-cell>
          <table:table-cell table:style-name="ce4" office:value-type="string" calcext:value-type="string">
            <text:p>IS121</text:p>
          </table:table-cell>
          <table:table-cell office:value-type="string" calcext:value-type="string">
            <text:p>A14&amp;NEU-Y</text:p>
          </table:table-cell>
          <table:table-cell table:style-name="ce4" office:value-type="string" calcext:value-type="string">
            <text:p>Issue de secours n°121 - Tunnel de Nanterre-La Défense</text:p>
          </table:table-cell>
          <table:table-cell table:style-name="ce4" office:value-type="string" calcext:value-type="string">
            <text:p>AGER_OUEST_N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Y</text:p>
          </table:table-cell>
          <table:table-cell table:style-name="ce11" office:value-type="float" office:value="3.0598" calcext:value-type="float">
            <text:p>3,0598</text:p>
          </table:table-cell>
          <table:table-cell table:style-name="ce4" office:value-type="string" calcext:value-type="string">
            <text:p>LA_DEFENSE</text:p>
          </table:table-cell>
          <table:table-cell table:style-name="ce4" office:value-type="string" calcext:value-type="string">
            <text:p>48.900944,2.207044</text:p>
          </table:table-cell>
          <table:table-cell table:number-columns-repeated="16332"/>
        </table:table-row>
        <table:table-row table:style-name="ro1">
          <table:table-cell table:style-name="ce4" office:value-type="string" calcext:value-type="string">
            <text:p>L10.155P</text:p>
          </table:table-cell>
          <table:table-cell table:style-name="ce4" office:value-type="string" calcext:value-type="string">
            <text:p>LOCAL-NICHE</text:p>
          </table:table-cell>
          <table:table-cell table:style-name="ce4" office:value-type="string" calcext:value-type="string">
            <text:p>NS/NR03E</text:p>
          </table:table-cell>
          <table:table-cell office:value-type="string" calcext:value-type="string">
            <text:p>A14&amp;NEU-Y</text:p>
          </table:table-cell>
          <table:table-cell table:style-name="ce4" office:value-type="string" calcext:value-type="string">
            <text:p>Niche sécurité NSY-022 - PAU NR03E - Tunnel de Nanterre-La Défense</text:p>
          </table:table-cell>
          <table:table-cell table:style-name="ce4" office:value-type="string" calcext:value-type="string">
            <text:p>AGER_OUEST_N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Y</text:p>
          </table:table-cell>
          <table:table-cell table:style-name="ce11" office:value-type="float" office:value="3.0628" calcext:value-type="float">
            <text:p>3,0628</text:p>
          </table:table-cell>
          <table:table-cell table:style-name="ce4" office:value-type="string" calcext:value-type="string">
            <text:p>LA_DEFENSE</text:p>
          </table:table-cell>
          <table:table-cell table:style-name="ce4" office:value-type="string" calcext:value-type="string">
            <text:p>48.901043,2.2063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5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7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27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946" calcext:value-type="float">
            <text:p>3,094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1960,2.2025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57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G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24 - PAU NR03G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3.0956" calcext:value-type="float">
            <text:p>3,0956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2073,2.2022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58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4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25 - PAU NR04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</text:p>
          </table:table-cell>
          <table:table-cell office:value-type="float" office:value="4.0142" calcext:value-type="float">
            <text:p>4,0142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902843,2.2000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3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M00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701 - PAU NM00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3</text:p>
          </table:table-cell>
          <table:table-cell office:value-type="string" calcext:value-type="string">
            <text:p>Y</text:p>
          </table:table-cell>
          <table:table-cell office:value-type="float" office:value="0.01" calcext:value-type="float">
            <text:p>0,01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564,2.2426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4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M00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702 - PAU NM00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3</text:p>
          </table:table-cell>
          <table:table-cell office:value-type="string" calcext:value-type="string">
            <text:p>Y</text:p>
          </table:table-cell>
          <table:table-cell office:value-type="float" office:value="0.0225" calcext:value-type="float">
            <text:p>0,0225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590,2.2402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5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M01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703 - PAU NM01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3</text:p>
          </table:table-cell>
          <table:table-cell office:value-type="string" calcext:value-type="string">
            <text:p>Y</text:p>
          </table:table-cell>
          <table:table-cell office:value-type="float" office:value="0.032" calcext:value-type="float">
            <text:p>0,032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163,2.2391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201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V00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901 - PAU NV00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4</text:p>
          </table:table-cell>
          <table:table-cell office:value-type="string" calcext:value-type="string">
            <text:p>Y</text:p>
          </table:table-cell>
          <table:table-cell office:value-type="float" office:value="0.007" calcext:value-type="float">
            <text:p>0,007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7790,2.2527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6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V00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902 - PAU NV00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014</text:p>
          </table:table-cell>
          <table:table-cell office:value-type="string" calcext:value-type="string">
            <text:p>Y</text:p>
          </table:table-cell>
          <table:table-cell office:value-type="float" office:value="0.021" calcext:value-type="float">
            <text:p>0,021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7882,2.2516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49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G00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601 - PAU NG00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Y</text:p>
          </table:table-cell>
          <table:table-cell office:value-type="float" office:value="0.006" calcext:value-type="float">
            <text:p>0,006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880,2.2454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67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2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Y</text:p>
          </table:table-cell>
          <table:table-cell office:value-type="float" office:value="0.006" calcext:value-type="float">
            <text:p>0,006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89618,2.2459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1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G00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602 - PAU NG00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Y</text:p>
          </table:table-cell>
          <table:table-cell office:value-type="float" office:value="0.028" calcext:value-type="float">
            <text:p>0,028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900,2.2427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25L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03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03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Y</text:p>
          </table:table-cell>
          <table:table-cell office:value-type="float" office:value="0.03" calcext:value-type="float">
            <text:p>0,03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0690,2.24296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52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G00C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603 - PAU NG00C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92</text:p>
          </table:table-cell>
          <table:table-cell office:value-type="string" calcext:value-type="string">
            <text:p>Y</text:p>
          </table:table-cell>
          <table:table-cell office:value-type="float" office:value="0.05" calcext:value-type="float">
            <text:p>0,05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2060,2.241342</text:p>
          </table:table-cell>
          <table:table-cell table:number-columns-repeated="16332"/>
        </table:table-row>
        <table:table-row table:style-name="ro1">
          <table:table-cell table:style-name="ce2" office:value-type="string" calcext:value-type="string">
            <text:p>L11.863W</text:p>
          </table:table-cell>
          <table:table-cell table:style-name="ce2" office:value-type="string" calcext:value-type="string">
            <text:p>LOCAL-NICHE</text:p>
          </table:table-cell>
          <table:table-cell table:style-name="ce2" office:value-type="string" calcext:value-type="string">
            <text:p>NS/NG01A</text:p>
          </table:table-cell>
          <table:table-cell office:value-type="string" calcext:value-type="string">
            <text:p>A14&amp;NEU-Y</text:p>
          </table:table-cell>
          <table:table-cell table:style-name="ce2" office:value-type="string" calcext:value-type="string">
            <text:p>Niche sécurité NSY-001 - PAU NG01A - Tunnel Trinity</text:p>
          </table:table-cell>
          <table:table-cell table:style-name="ce2" office:value-type="string" calcext:value-type="string">
            <text:p>AGER_OUEST_N</text:p>
          </table:table-cell>
          <table:table-cell table:style-name="ce2" office:value-type="string" calcext:value-type="string">
            <text:p>N192</text:p>
          </table:table-cell>
          <table:table-cell table:style-name="ce2" office:value-type="string" calcext:value-type="string">
            <text:p>Y</text:p>
          </table:table-cell>
          <table:table-cell table:style-name="ce9" office:value-type="float" office:value="0.0575" calcext:value-type="float">
            <text:p>0,0575</text:p>
          </table:table-cell>
          <table:table-cell table:style-name="ce2" office:value-type="string" calcext:value-type="string">
            <text:p>LA_DEFENSE</text:p>
          </table:table-cell>
          <table:table-cell table:style-name="ce12"/>
          <table:table-cell table:number-columns-repeated="16332"/>
        </table:table-row>
        <table:table-row table:style-name="ro1">
          <table:table-cell table:style-name="ce2" office:value-type="string" calcext:value-type="string">
            <text:p>L11.864X</text:p>
          </table:table-cell>
          <table:table-cell table:style-name="ce2" office:value-type="string" calcext:value-type="string">
            <text:p>LOCAL-NICHE</text:p>
          </table:table-cell>
          <table:table-cell table:style-name="ce2" office:value-type="string" calcext:value-type="string">
            <text:p>NS/NG01B</text:p>
          </table:table-cell>
          <table:table-cell office:value-type="string" calcext:value-type="string">
            <text:p>A14&amp;NEU-Y</text:p>
          </table:table-cell>
          <table:table-cell table:style-name="ce2" office:value-type="string" calcext:value-type="string">
            <text:p>Niche sécurité NSY-002 - PAU NG01B - Tunnel Trinity</text:p>
          </table:table-cell>
          <table:table-cell table:style-name="ce2" office:value-type="string" calcext:value-type="string">
            <text:p>AGER_OUEST_N</text:p>
          </table:table-cell>
          <table:table-cell table:style-name="ce2" office:value-type="string" calcext:value-type="string">
            <text:p>N192</text:p>
          </table:table-cell>
          <table:table-cell table:style-name="ce2" office:value-type="string" calcext:value-type="string">
            <text:p>Y</text:p>
          </table:table-cell>
          <table:table-cell table:style-name="ce9" office:value-type="float" office:value="0.073" calcext:value-type="float">
            <text:p>0,0730</text:p>
          </table:table-cell>
          <table:table-cell table:style-name="ce2" office:value-type="string" calcext:value-type="string">
            <text:p>LA_DEFENSE</text:p>
          </table:table-cell>
          <table:table-cell table:style-name="ce12"/>
          <table:table-cell table:number-columns-repeated="16332"/>
        </table:table-row>
        <table:table-row table:style-name="ro1">
          <table:table-cell office:value-type="string" calcext:value-type="string">
            <text:p>L10.377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11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11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4</text:p>
          </table:table-cell>
          <table:table-cell office:value-type="string" calcext:value-type="string">
            <text:p>Y</text:p>
          </table:table-cell>
          <table:table-cell office:value-type="float" office:value="1.0767" calcext:value-type="float">
            <text:p>1,0767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6633,2.2298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4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1G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501 (n°9) - PAU NR01G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4</text:p>
          </table:table-cell>
          <table:table-cell office:value-type="string" calcext:value-type="string">
            <text:p>Y</text:p>
          </table:table-cell>
          <table:table-cell office:value-type="float" office:value="1.08" calcext:value-type="float">
            <text:p>1,08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5786,2.2284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145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2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502 (n°11) - PAU NR02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4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,0000</text:p>
          </table:table-cell>
          <table:table-cell office:value-type="string" calcext:value-type="string">
            <text:p>LA_DEFENSE</text:p>
          </table:table-cell>
          <table:table-cell office:value-type="string" calcext:value-type="string">
            <text:p>48.895664,2.2272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8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R01C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1 - PAU SR01C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Y</text:p>
          </table:table-cell>
          <table:table-cell office:value-type="float" office:value="7.085" calcext:value-type="float">
            <text:p>7,0850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4327,2.2623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9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R01B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2 - PAU SR01B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Y</text:p>
          </table:table-cell>
          <table:table-cell office:value-type="float" office:value="8.0065" calcext:value-type="float">
            <text:p>8,0065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5150,2.25968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68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01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Issue de secours n°501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Y</text:p>
          </table:table-cell>
          <table:table-cell office:value-type="float" office:value="8.0068" calcext:value-type="float">
            <text:p>8,0068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5150,2.2597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51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R01A</text:p>
          </table:table-cell>
          <table:table-cell office:value-type="string" calcext:value-type="string">
            <text:p>A14&amp;NEU-Y</text:p>
          </table:table-cell>
          <table:table-cell office:value-type="string" calcext:value-type="string">
            <text:p>Niche sécurité NSY-003 - PAU SR01A - Tunnel de Neuilly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Y</text:p>
          </table:table-cell>
          <table:table-cell office:value-type="float" office:value="8.025" calcext:value-type="float">
            <text:p>8,0250</text:p>
          </table:table-cell>
          <table:table-cell office:value-type="string" calcext:value-type="string">
            <text:p>NEUILLY</text:p>
          </table:table-cell>
          <table:table-cell office:value-type="string" calcext:value-type="string">
            <text:p>48.885887,2.2574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4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L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Y-101 - PAU NR03L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27" calcext:value-type="float">
            <text:p>0,027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140,2.2027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1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3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2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27" calcext:value-type="float">
            <text:p>0,027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140,2.2027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2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4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2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47" calcext:value-type="float">
            <text:p>0,047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300,2.2001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5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M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Y-102 - PAU NR03M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52" calcext:value-type="float">
            <text:p>0,052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016,2.1997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3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5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2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52" calcext:value-type="float">
            <text:p>0,0520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016,2.1997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7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I/IS126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incendie NI-01 sur Bretelle B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722" calcext:value-type="float">
            <text:p>0,0722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036,2.19968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66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NR03N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Y-103 - PAU NR03N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726" calcext:value-type="float">
            <text:p>0,0726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060,2.1996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94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6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26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E</text:p>
          </table:table-cell>
          <table:table-cell office:value-type="float" office:value="0.0726" calcext:value-type="float">
            <text:p>0,0726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0060,2.1996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959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80R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EE/NAN - PAU RW80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80.0146" calcext:value-type="float">
            <text:p>80,0146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2800,2.2043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2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80S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E-001/NAN - PAU RW80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95" calcext:value-type="float">
            <text:p>79,0950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2800,2.2043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8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9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79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95" calcext:value-type="float">
            <text:p>79,0950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9906,2.2001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3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R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E-002/NAN - PAU RW79R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88" calcext:value-type="float">
            <text:p>79,0880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5530,2.2090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9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80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80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818" calcext:value-type="float">
            <text:p>79,0818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8613,2.1984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4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V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E-003/NAN - PAU RW79V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742" calcext:value-type="float">
            <text:p>79,0742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6873,2.1962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1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81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8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675" calcext:value-type="float">
            <text:p>79,0675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7650,2.1972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5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U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E-004/NAN - PAU RW79U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555" calcext:value-type="float">
            <text:p>79,0555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8490,2.1983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2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82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8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477" calcext:value-type="float">
            <text:p>79,0477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6416,2.1953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6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T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E-005/NAN - PAU RW79T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408" calcext:value-type="float">
            <text:p>79,0408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9784,2.1999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3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83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8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334" calcext:value-type="float">
            <text:p>79,0334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5610,2.1938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7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S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Niche sécurité NSE-006/NAN - PAU RW79S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21" calcext:value-type="float">
            <text:p>79,0210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0322,2.2005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44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84</text:p>
          </table:table-cell>
          <table:table-cell office:value-type="string" calcext:value-type="string">
            <text:p>NAN-E</text:p>
          </table:table-cell>
          <table:table-cell office:value-type="string" calcext:value-type="string">
            <text:p>Issue de secours n°18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E</text:p>
          </table:table-cell>
          <table:table-cell office:value-type="float" office:value="79.0116" calcext:value-type="float">
            <text:p>79,0116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4670,2.1913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387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20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Issue de secours n°120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14XA86</text:p>
          </table:table-cell>
          <table:table-cell office:value-type="string" calcext:value-type="string">
            <text:p>Y&gt;I</text:p>
          </table:table-cell>
          <table:table-cell office:value-type="float" office:value="0.0599" calcext:value-type="float">
            <text:p>0,0599</text:p>
          </table:table-cell>
          <table:table-cell office:value-type="string" calcext:value-type="string">
            <text:p>ECHANGEUR_NANTERRE</text:p>
          </table:table-cell>
          <table:table-cell office:value-type="string" calcext:value-type="string">
            <text:p>48.902470,2.2048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29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1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Issue de secours n°171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116" calcext:value-type="float">
            <text:p>79,0116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4352,2.1915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8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A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Niche sécurité NSI-001/NAN - PAU RW79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12" calcext:value-type="float">
            <text:p>79,0120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6732,2.1964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39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B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Niche sécurité NSI-002/NAN - PAU RW79B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342" calcext:value-type="float">
            <text:p>79,0342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8205,2.1987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1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2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Issue de secours n°172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344" calcext:value-type="float">
            <text:p>79,0344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5344,2.1941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1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C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Niche sécurité NSI-003/NAN - PAU RW79C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485" calcext:value-type="float">
            <text:p>79,0485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9254,2.2001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2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3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Issue de secours n°173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492" calcext:value-type="float">
            <text:p>79,0492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6263,2.1958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2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D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Niche sécurité NSI-004/NAN - PAU RW79D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68" calcext:value-type="float">
            <text:p>79,0680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0066,2.2011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3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4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Issue de secours n°174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687" calcext:value-type="float">
            <text:p>79,0687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7507,2.1977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3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79E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Niche sécurité NSI-005/NAN - PAU RW79E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814" calcext:value-type="float">
            <text:p>79,0814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2557,2.2046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4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5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Issue de secours n°175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79.0814" calcext:value-type="float">
            <text:p>79,0814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898335,2.19889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437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178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Issue de secours n°178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80.0095" calcext:value-type="float">
            <text:p>80,0095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0380,2.2012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44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W80A</text:p>
          </table:table-cell>
          <table:table-cell office:value-type="string" calcext:value-type="string">
            <text:p>NAN-I</text:p>
          </table:table-cell>
          <table:table-cell office:value-type="string" calcext:value-type="string">
            <text:p>Niche sécurité NSI-006/NAN - PAU RW80A - Tunnel de Nanterre-La Défense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A86OUEST</text:p>
          </table:table-cell>
          <table:table-cell office:value-type="string" calcext:value-type="string">
            <text:p>I</text:p>
          </table:table-cell>
          <table:table-cell office:value-type="float" office:value="80.01" calcext:value-type="float">
            <text:p>80,0100</text:p>
          </table:table-cell>
          <table:table-cell office:value-type="string" calcext:value-type="string">
            <text:p>NANTERRE_CENTRE</text:p>
          </table:table-cell>
          <table:table-cell office:value-type="string" calcext:value-type="string">
            <text:p>48.901848,2.2033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7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U03R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Niche sécurité NSEW - PAU BU03R - Entrée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W</text:p>
          </table:table-cell>
          <table:table-cell office:value-type="float" office:value="3.0474" calcext:value-type="float">
            <text:p>3,0474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4240,2.3019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74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14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Issue de secours n°514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W</text:p>
          </table:table-cell>
          <table:table-cell office:value-type="float" office:value="3.0474" calcext:value-type="float">
            <text:p>3,0474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4219,2.3019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75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15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Issue de secours n°515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W</text:p>
          </table:table-cell>
          <table:table-cell office:value-type="float" office:value="3.024" calcext:value-type="float">
            <text:p>3,0240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2320,2.3019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5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U03S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Niche sécurité NSW-001 - PAU BU03S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W</text:p>
          </table:table-cell>
          <table:table-cell office:value-type="float" office:value="3.0237" calcext:value-type="float">
            <text:p>3,0237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1873,2.3019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6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U03T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Niche sécurité NSW-002 - PAU BU03T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W</text:p>
          </table:table-cell>
          <table:table-cell office:value-type="float" office:value="3.004" calcext:value-type="float">
            <text:p>3,0040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0206,2.3019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76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16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Issue de secours n°516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W</text:p>
          </table:table-cell>
          <table:table-cell office:value-type="float" office:value="3.003" calcext:value-type="float">
            <text:p>3,0030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0206,2.3019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8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U03A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Niche sécurité NSY-001 - PAU BU03A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Y</text:p>
          </table:table-cell>
          <table:table-cell office:value-type="float" office:value="3.0023" calcext:value-type="float">
            <text:p>3,0023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0264,2.3023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71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11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Issue de secours n°511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Y</text:p>
          </table:table-cell>
          <table:table-cell office:value-type="float" office:value="3.0027" calcext:value-type="float">
            <text:p>3,0027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0202,2.3023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72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12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Issue de secours n°512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Y</text:p>
          </table:table-cell>
          <table:table-cell office:value-type="float" office:value="3.0235" calcext:value-type="float">
            <text:p>3,0235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2011,2.30240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89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U03B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Niche sécurité NSY-002 - PAU BU03B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Y</text:p>
          </table:table-cell>
          <table:table-cell office:value-type="float" office:value="3.0236" calcext:value-type="float">
            <text:p>3,0236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1858,2.3023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291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BU03C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Niche sécurité NSY-101 - PAU BU03C - Sortie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Y</text:p>
          </table:table-cell>
          <table:table-cell office:value-type="float" office:value="3.046" calcext:value-type="float">
            <text:p>3,0460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4063,2.30240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73G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513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Issue de secours n°513 - Tunnel des Sévines</text:p>
          </table:table-cell>
          <table:table-cell office:value-type="string" calcext:value-type="string">
            <text:p>AGER_OUEST_N</text:p>
          </table:table-cell>
          <table:table-cell office:value-type="string" calcext:value-type="string">
            <text:p>N315</text:p>
          </table:table-cell>
          <table:table-cell office:value-type="string" calcext:value-type="string">
            <text:p>Y</text:p>
          </table:table-cell>
          <table:table-cell office:value-type="float" office:value="3.046" calcext:value-type="float">
            <text:p>3,0460</text:p>
          </table:table-cell>
          <table:table-cell office:value-type="string" calcext:value-type="string">
            <text:p>SEVINES</text:p>
          </table:table-cell>
          <table:table-cell office:value-type="string" calcext:value-type="string">
            <text:p>48.934070,2.30240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9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6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Issue de secours n°316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116" calcext:value-type="float">
            <text:p>52,116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1787,2.29942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55L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R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1 - PAU RS52R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1112" calcext:value-type="float">
            <text:p>52,1112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1894,2.29998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1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7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Issue de secours n°317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884" calcext:value-type="float">
            <text:p>52,0884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2530,2.30305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56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S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2 - PAU RS52S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88" calcext:value-type="float">
            <text:p>52,088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2566,2.3030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57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T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3 - PAU RS52T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669" calcext:value-type="float">
            <text:p>52,0669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220,2.3057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2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8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Issue de secours n°318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667" calcext:value-type="float">
            <text:p>52,0667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230,2.3057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3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9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Issue de secours n°319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463" calcext:value-type="float">
            <text:p>52,0463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498,2.30854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58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U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4 - PAU RS52U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458" calcext:value-type="float">
            <text:p>52,0458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470,2.30849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59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V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5 - PAU RS52V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27" calcext:value-type="float">
            <text:p>52,027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050,2.31097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44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20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Issue de secours n°320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2.027" calcext:value-type="float">
            <text:p>52,027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2905,2.3108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4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S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1 - PAU RS51S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1.0762" calcext:value-type="float">
            <text:p>51,0762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60742,2.3185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5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T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2 - PAU RS51T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1.0586" calcext:value-type="float">
            <text:p>51,0586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9950,2.3208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6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U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3 - PAU RS51U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1.0335" calcext:value-type="float">
            <text:p>51,0335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8892,2.32403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3P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02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Issue de secours n°302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1.011" calcext:value-type="float">
            <text:p>51,0110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8020,2.32663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7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V</text:p>
          </table:table-cell>
          <table:table-cell office:value-type="string" calcext:value-type="string">
            <text:p>FRE&amp;ANT-E</text:p>
          </table:table-cell>
          <table:table-cell office:value-type="string" calcext:value-type="string">
            <text:p>Niche sécurité NSE-004 - PAU RS51V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E</text:p>
          </table:table-cell>
          <table:table-cell office:value-type="float" office:value="51.0108" calcext:value-type="float">
            <text:p>51,0108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8038,2.3265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8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0C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1 - PAU RS50C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0.0865" calcext:value-type="float">
            <text:p>50,0865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7202,2.3298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89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A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2 - PAU RS51A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1.0115" calcext:value-type="float">
            <text:p>51,0115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8236,2.3266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2N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01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Issue de secours n°301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1.0115" calcext:value-type="float">
            <text:p>51,0115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8190,2.3267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1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B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3 - PAU RS51B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1.0334" calcext:value-type="float">
            <text:p>51,0334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59064,2.32415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2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C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4 - PAU RS51C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1.0598" calcext:value-type="float">
            <text:p>51,0598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60120,2.32096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193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1D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5 - PAU RS51D - Tunnel de Fresnes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1.0765" calcext:value-type="float">
            <text:p>51,0765</text:p>
          </table:table-cell>
          <table:table-cell office:value-type="string" calcext:value-type="string">
            <text:p>FRESNES</text:p>
          </table:table-cell>
          <table:table-cell office:value-type="string" calcext:value-type="string">
            <text:p>48.760902,2.31861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4R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1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Issue de secours n°311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27" calcext:value-type="float">
            <text:p>52,027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184,2.3110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1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A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1 - PAU RS52A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28" calcext:value-type="float">
            <text:p>52,028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206,2.31104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2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B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2 - PAU RS52B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462" calcext:value-type="float">
            <text:p>52,0462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638,2.3085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5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2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Issue de secours n°312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468" calcext:value-type="float">
            <text:p>52,0468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610,2.3085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6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3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Issue de secours n°313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67" calcext:value-type="float">
            <text:p>52,067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363,2.3057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3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C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3 - PAU RS52C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672" calcext:value-type="float">
            <text:p>52,0672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3344,2.3056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4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D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4 - PAU RS52D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88" calcext:value-type="float">
            <text:p>52,088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2726,2.3029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7U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4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Issue de secours n°314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0884" calcext:value-type="float">
            <text:p>52,0884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2660,2.3029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38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315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Issue de secours n°315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1115" calcext:value-type="float">
            <text:p>52,1115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2030,2.2999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065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RS52E</text:p>
          </table:table-cell>
          <table:table-cell office:value-type="string" calcext:value-type="string">
            <text:p>FRE&amp;ANT-I</text:p>
          </table:table-cell>
          <table:table-cell office:value-type="string" calcext:value-type="string">
            <text:p>Niche sécurité NSI-005 - PAU RS52E - Tunnel d'Anton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86SUD</text:p>
          </table:table-cell>
          <table:table-cell office:value-type="string" calcext:value-type="string">
            <text:p>I</text:p>
          </table:table-cell>
          <table:table-cell office:value-type="float" office:value="52.112" calcext:value-type="float">
            <text:p>52,112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48.762020,2.29993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74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R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21 - PAU SB01R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788" calcext:value-type="float">
            <text:p>1,0788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1826,2.34365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72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S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19 - PAU SB01S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636" calcext:value-type="float">
            <text:p>1,0636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3104,2.34394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9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T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17 - PAU SB01T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49" calcext:value-type="float">
            <text:p>1,049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4400,2.3444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7D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9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Issue de secours n°409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49" calcext:value-type="float">
            <text:p>1,049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4400,2.34441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7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U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15 - PAU SB01U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275" calcext:value-type="float">
            <text:p>1,0275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6060,2.3458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8E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10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Issue de secours n°410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275" calcext:value-type="float">
            <text:p>1,0275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6060,2.34581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5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V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13 - PAU SB01V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054" calcext:value-type="float">
            <text:p>1,0054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7747,2.34740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9F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11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Issue de secours n°411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1.0054" calcext:value-type="float">
            <text:p>1,0054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7747,2.34740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3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R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11 - PAU SB00R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1204" calcext:value-type="float">
            <text:p>0,1204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8820,2.34850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1A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S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09 - PAU SB00S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105" calcext:value-type="float">
            <text:p>0,105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9940,2.3495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1H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12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Issue de secours n°412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105" calcext:value-type="float">
            <text:p>0,105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9940,2.3495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8W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T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07 - PAU SB00T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0942" calcext:value-type="float">
            <text:p>0,0942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1012,2.35066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6U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U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05 - PAU SB00U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075" calcext:value-type="float">
            <text:p>0,075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1930,2.3521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12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13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Issue de secours n°413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075" calcext:value-type="float">
            <text:p>0,075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1930,2.35215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4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V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03 - PAU SB00V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061" calcext:value-type="float">
            <text:p>0,061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2700,2.35364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2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W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01 - PAU SB00W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045" calcext:value-type="float">
            <text:p>0,045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3866,2.3551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57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X</text:p>
          </table:table-cell>
          <table:table-cell office:value-type="string" calcext:value-type="string">
            <text:p>BIC&amp;ITA-W</text:p>
          </table:table-cell>
          <table:table-cell office:value-type="string" calcext:value-type="string">
            <text:p>Niche sécurité NS6 - PAU SB00X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W</text:p>
          </table:table-cell>
          <table:table-cell office:value-type="float" office:value="0.0245" calcext:value-type="float">
            <text:p>0,0245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5483,2.3564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52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A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1 - PAU SB00A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01" calcext:value-type="float">
            <text:p>0,0010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6334,2.36109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8S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1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1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15" calcext:value-type="float">
            <text:p>0,0150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6440,2.35919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53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B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2 - PAU SB00B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155" calcext:value-type="float">
            <text:p>0,0155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6444,2.35911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599T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2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2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237" calcext:value-type="float">
            <text:p>0,0237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6505,2.35799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54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C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3 - PAU SB00C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243" calcext:value-type="float">
            <text:p>0,0243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6517,2.35791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1V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3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3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332" calcext:value-type="float">
            <text:p>0,0332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6260,2.3568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55F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D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4 - PAU SB00D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337" calcext:value-type="float">
            <text:p>0,0337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6257,2.35672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556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E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5 - PAU SB00E - Tunnel d'Itali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412" calcext:value-type="float">
            <text:p>0,0412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48.815630,2.35623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3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F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02 - PAU SB00F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626" calcext:value-type="float">
            <text:p>0,0626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3970,2.35490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5T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G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04 - PAU SB00G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781" calcext:value-type="float">
            <text:p>0,0781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2866,2.35347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7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H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06 - PAU SB00H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92" calcext:value-type="float">
            <text:p>0,092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2138,2.352125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2W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4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4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092" calcext:value-type="float">
            <text:p>0,092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2060,2.35198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59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I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08 - PAU SB00I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1082" calcext:value-type="float">
            <text:p>0,1082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1160,2.35049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2C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J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10 - PAU SB00J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1225" calcext:value-type="float">
            <text:p>0,1225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0028,2.3493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3X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5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5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1225" calcext:value-type="float">
            <text:p>0,1225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10028,2.349328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4E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0K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12 - PAU SB00K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0.1377" calcext:value-type="float">
            <text:p>0,1377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8950,2.34833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6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A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14 - PAU SB01A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054" calcext:value-type="float">
            <text:p>1,0054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7835,2.3471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4Y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6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6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054" calcext:value-type="float">
            <text:p>1,0054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7842,2.3471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68J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B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16 - PAU SB01B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275" calcext:value-type="float">
            <text:p>1,0275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6168,2.3455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5A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7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7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275" calcext:value-type="float">
            <text:p>1,0275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6168,2.34555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71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C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18 - PAU SB01C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49" calcext:value-type="float">
            <text:p>1,049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4440,2.344169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06C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08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Issue de secours n°408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49" calcext:value-type="float">
            <text:p>1,0490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4443,2.34416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73P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D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20 - PAU SB01D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636" calcext:value-type="float">
            <text:p>1,0636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3060,2.34370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375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SB01E</text:p>
          </table:table-cell>
          <table:table-cell office:value-type="string" calcext:value-type="string">
            <text:p>BIC&amp;ITA-Y</text:p>
          </table:table-cell>
          <table:table-cell office:value-type="string" calcext:value-type="string">
            <text:p>Niche sécurité NS22 - PAU SB01E - Tunnel de Bicêtre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A6B</text:p>
          </table:table-cell>
          <table:table-cell office:value-type="string" calcext:value-type="string">
            <text:p>Y</text:p>
          </table:table-cell>
          <table:table-cell office:value-type="float" office:value="1.0788" calcext:value-type="float">
            <text:p>1,0788</text:p>
          </table:table-cell>
          <table:table-cell office:value-type="string" calcext:value-type="string">
            <text:p>BICETRE</text:p>
          </table:table-cell>
          <table:table-cell office:value-type="string" calcext:value-type="string">
            <text:p>48.801792,2.34337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66M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2T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W-001 - PAU TY02T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W</text:p>
          </table:table-cell>
          <table:table-cell office:value-type="float" office:value="2.06" calcext:value-type="float">
            <text:p>2,0600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9250,2.36829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55K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8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Issue de secours n°482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W</text:p>
          </table:table-cell>
          <table:table-cell office:value-type="float" office:value="2.071" calcext:value-type="float">
            <text:p>2,0710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8303,2.36874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64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2S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W-002 - PAU TY02S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W</text:p>
          </table:table-cell>
          <table:table-cell office:value-type="float" office:value="2.0785" calcext:value-type="float">
            <text:p>2,0785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7966,2.36882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62H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2R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W-003 - PAU TY02R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W</text:p>
          </table:table-cell>
          <table:table-cell office:value-type="float" office:value="2.0971" calcext:value-type="float">
            <text:p>2,0971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6044,2.3696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61G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3T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W-004 - PAU TY03T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W</text:p>
          </table:table-cell>
          <table:table-cell office:value-type="float" office:value="3.03" calcext:value-type="float">
            <text:p>3,0300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3200,2.37070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58D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3S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W-005 - PAU TY03S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W</text:p>
          </table:table-cell>
          <table:table-cell office:value-type="float" office:value="3.0494" calcext:value-type="float">
            <text:p>3,0494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1760,2.37086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55Y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3R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W-006 - PAU TY03R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W</text:p>
          </table:table-cell>
          <table:table-cell office:value-type="float" office:value="3.0644" calcext:value-type="float">
            <text:p>3,0644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0070,2.370874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43K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2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Y-001 - PAU TY02A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Y</text:p>
          </table:table-cell>
          <table:table-cell office:value-type="float" office:value="2.06" calcext:value-type="float">
            <text:p>2,0600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9250,2.368066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0.654J</text:p>
          </table:table-cell>
          <table:table-cell office:value-type="string" calcext:value-type="string">
            <text:p>LOCAL-IS</text:p>
          </table:table-cell>
          <table:table-cell office:value-type="string" calcext:value-type="string">
            <text:p>IS481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Issue de secours n°481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Y</text:p>
          </table:table-cell>
          <table:table-cell office:value-type="float" office:value="2.072" calcext:value-type="float">
            <text:p>2,0720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8261,2.368461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46N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2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Y-002 - PAU TY02B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Y</text:p>
          </table:table-cell>
          <table:table-cell office:value-type="float" office:value="2.0785" calcext:value-type="float">
            <text:p>2,0785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7970,2.368643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48R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2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Y-003 - PAU TY02C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Y</text:p>
          </table:table-cell>
          <table:table-cell office:value-type="float" office:value="2.0971" calcext:value-type="float">
            <text:p>2,0971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6074,2.3693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49S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3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Y-004 - PAU TY03A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Y</text:p>
          </table:table-cell>
          <table:table-cell office:value-type="float" office:value="3.03" calcext:value-type="float">
            <text:p>3,0300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3164,2.370407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52V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3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Y-005 - PAU TY03B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Y</text:p>
          </table:table-cell>
          <table:table-cell office:value-type="float" office:value="3.0504" calcext:value-type="float">
            <text:p>3,0504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1676,2.370542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L11.654X</text:p>
          </table:table-cell>
          <table:table-cell office:value-type="string" calcext:value-type="string">
            <text:p>LOCAL-NICHE</text:p>
          </table:table-cell>
          <table:table-cell office:value-type="string" calcext:value-type="string">
            <text:p>NS/TY03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Niche sécurité NSY-006 - PAU TY03C - Tunnel d'Orly</text:p>
          </table:table-cell>
          <table:table-cell office:value-type="string" calcext:value-type="string">
            <text:p>AGER_SUD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Y</text:p>
          </table:table-cell>
          <table:table-cell office:value-type="float" office:value="3.0644" calcext:value-type="float">
            <text:p>3,0644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48.720100,2.370580</text:p>
          </table:table-cell>
          <table:table-cell table:number-columns-repeated="16332"/>
        </table:table-row>
        <table:table-row table:style-name="ro1" table:number-rows-repeated="1047856">
          <table:table-cell table:number-columns-repeated="16343"/>
        </table:table-row>
        <table:table-row table:style-name="ro1">
          <table:table-cell table:number-columns-repeated="16343"/>
        </table:table-row>
      </table:table>
      <table:table table:name="GAMME_FERMETURE" table:style-name="ta1">
        <table:table-column table:style-name="co14" table:default-cell-style-name="ce14"/>
        <table:table-column table:style-name="co15" table:default-cell-style-name="ce14"/>
        <table:table-row table:style-name="ro1">
          <table:table-cell table:style-name="ce13" office:value-type="string" calcext:value-type="string">
            <text:p>Gamme</text:p>
          </table:table-cell>
          <table:table-cell table:style-name="ce13" office:value-type="string" calcext:value-type="string">
            <text:p>Fermeture</text:p>
          </table:table-cell>
        </table:table-row>
        <table:table-row table:style-name="ro1">
          <table:table-cell office:value-type="string" calcext:value-type="string">
            <text:p>GAM_0014_0089_BOI-W</text:p>
          </table:table-cell>
          <table:table-cell office:value-type="string" calcext:value-type="string">
            <text:p>BOI-W</text:p>
          </table:table-cell>
        </table:table-row>
        <table:table-row table:style-name="ro1">
          <table:table-cell office:value-type="string" calcext:value-type="string">
            <text:p>GAM_0014_0089_BOI-Y</text:p>
          </table:table-cell>
          <table:table-cell office:value-type="string" calcext:value-type="string">
            <text:p>BOI-Y</text:p>
          </table:table-cell>
        </table:table-row>
        <table:table-row table:style-name="ro1">
          <table:table-cell office:value-type="string" calcext:value-type="string">
            <text:p>GAM_0014_0089_CHA-W</text:p>
          </table:table-cell>
          <table:table-cell office:value-type="string" calcext:value-type="string">
            <text:p>CHA-W</text:p>
          </table:table-cell>
        </table:table-row>
        <table:table-row table:style-name="ro1">
          <table:table-cell office:value-type="string" calcext:value-type="string">
            <text:p>GAM_0014_0089_CHA-Y</text:p>
          </table:table-cell>
          <table:table-cell office:value-type="string" calcext:value-type="string">
            <text:p>CHA-Y</text:p>
          </table:table-cell>
        </table:table-row>
        <table:table-row table:style-name="ro1">
          <table:table-cell office:value-type="string" calcext:value-type="string">
            <text:p>GAM_0014_0089_THI-E</text:p>
          </table:table-cell>
          <table:table-cell office:value-type="string" calcext:value-type="string">
            <text:p>GMO&amp;MOU-E</text:p>
          </table:table-cell>
        </table:table-row>
        <table:table-row table:style-name="ro1">
          <table:table-cell office:value-type="string" calcext:value-type="string">
            <text:p>GAM_0014_0089_THI-I</text:p>
          </table:table-cell>
          <table:table-cell office:value-type="string" calcext:value-type="string">
            <text:p>GMO&amp;MOU-I</text:p>
          </table:table-cell>
        </table:table-row>
        <table:table-row table:style-name="ro1">
          <table:table-cell office:value-type="string" calcext:value-type="string">
            <text:p>GAM_0014_0089_NOG-E</text:p>
          </table:table-cell>
          <table:table-cell office:value-type="string" calcext:value-type="string">
            <text:p>NOG-E</text:p>
          </table:table-cell>
        </table:table-row>
        <table:table-row table:style-name="ro1">
          <table:table-cell office:value-type="string" calcext:value-type="string">
            <text:p>GAM_0014_0089_NOG-I</text:p>
          </table:table-cell>
          <table:table-cell office:value-type="string" calcext:value-type="string">
            <text:p>NOG-I</text:p>
          </table:table-cell>
        </table:table-row>
        <table:table-row table:style-name="ro1">
          <table:table-cell office:value-type="string" calcext:value-type="string">
            <text:p>GAM_0014_0089_BLNC-E</text:p>
          </table:table-cell>
          <table:table-cell office:value-type="string" calcext:value-type="string">
            <text:p>BLN&amp;CRN-E</text:p>
          </table:table-cell>
        </table:table-row>
        <table:table-row table:style-name="ro1">
          <table:table-cell office:value-type="string" calcext:value-type="string">
            <text:p>GAM_0014_0089_BLNC-I</text:p>
          </table:table-cell>
          <table:table-cell office:value-type="string" calcext:value-type="string">
            <text:p>BLN&amp;CRN-I</text:p>
          </table:table-cell>
        </table:table-row>
        <table:table-row table:style-name="ro1">
          <table:table-cell office:value-type="string" calcext:value-type="string">
            <text:p>GAM_0014_0089_LAN-W</text:p>
          </table:table-cell>
          <table:table-cell office:value-type="string" calcext:value-type="string">
            <text:p>LAN-W</text:p>
          </table:table-cell>
        </table:table-row>
        <table:table-row table:style-name="ro1">
          <table:table-cell office:value-type="string" calcext:value-type="string">
            <text:p>GAM_0014_0089_LAN-Y</text:p>
          </table:table-cell>
          <table:table-cell office:value-type="string" calcext:value-type="string">
            <text:p>LAN-Y</text:p>
          </table:table-cell>
        </table:table-row>
        <table:table-row table:style-name="ro1">
          <table:table-cell office:value-type="string" calcext:value-type="string">
            <text:p>GAM_0014_0089_TAV</text:p>
          </table:table-cell>
          <table:table-cell office:value-type="string" calcext:value-type="string">
            <text:p>TAV</text:p>
          </table:table-cell>
        </table:table-row>
        <table:table-row table:style-name="ro1">
          <table:table-cell office:value-type="string" calcext:value-type="string">
            <text:p>GAM_0014_0089_A13-W</text:p>
          </table:table-cell>
          <table:table-cell office:value-type="string" calcext:value-type="string">
            <text:p>BAP&amp;SCL-W</text:p>
          </table:table-cell>
        </table:table-row>
        <table:table-row table:style-name="ro1">
          <table:table-cell office:value-type="string" calcext:value-type="string">
            <text:p>GAM_0014_0089_A13-Y</text:p>
          </table:table-cell>
          <table:table-cell office:value-type="string" calcext:value-type="string">
            <text:p>BAP&amp;SCL-Y</text:p>
          </table:table-cell>
        </table:table-row>
        <table:table-row table:style-name="ro1">
          <table:table-cell office:value-type="string" calcext:value-type="string">
            <text:p>GAM_0014_0089_RUE-E</text:p>
          </table:table-cell>
          <table:table-cell office:value-type="string" calcext:value-type="string">
            <text:p>RUE-E</text:p>
          </table:table-cell>
        </table:table-row>
        <table:table-row table:style-name="ro1">
          <table:table-cell office:value-type="string" calcext:value-type="string">
            <text:p>GAM_0014_0089_RUE-I</text:p>
          </table:table-cell>
          <table:table-cell office:value-type="string" calcext:value-type="string">
            <text:p>RUE-I</text:p>
          </table:table-cell>
        </table:table-row>
        <table:table-row table:style-name="ro1">
          <table:table-cell office:value-type="string" calcext:value-type="string">
            <text:p>GAM_0014_0089_FLF-W</text:p>
          </table:table-cell>
          <table:table-cell office:value-type="string" calcext:value-type="string">
            <text:p>FLF-W</text:p>
          </table:table-cell>
        </table:table-row>
        <table:table-row table:style-name="ro1">
          <table:table-cell office:value-type="string" calcext:value-type="string">
            <text:p>GAM_0014_0089_FLF-Y</text:p>
          </table:table-cell>
          <table:table-cell office:value-type="string" calcext:value-type="string">
            <text:p>FLF-Y</text:p>
          </table:table-cell>
        </table:table-row>
        <table:table-row table:style-name="ro1">
          <table:table-cell office:value-type="string" calcext:value-type="string">
            <text:p>GAM_0014_0089_CHE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GAM_0014_0089_NDEF-W</text:p>
          </table:table-cell>
          <table:table-cell office:value-type="string" calcext:value-type="string">
            <text:p>A14&amp;NEU-W</text:p>
          </table:table-cell>
        </table:table-row>
        <table:table-row table:style-name="ro1">
          <table:table-cell office:value-type="string" calcext:value-type="string">
            <text:p>GAM_0014_0089_NDEF-Y</text:p>
          </table:table-cell>
          <table:table-cell office:value-type="string" calcext:value-type="string">
            <text:p>A14&amp;NEU-Y</text:p>
          </table:table-cell>
        </table:table-row>
        <table:table-row table:style-name="ro1">
          <table:table-cell office:value-type="string" calcext:value-type="string">
            <text:p>GAM_0014_0089_NAN-E</text:p>
          </table:table-cell>
          <table:table-cell office:value-type="string" calcext:value-type="string">
            <text:p>NAN-E</text:p>
          </table:table-cell>
        </table:table-row>
        <table:table-row table:style-name="ro1">
          <table:table-cell office:value-type="string" calcext:value-type="string">
            <text:p>GAM_0014_0089_NAN-I</text:p>
          </table:table-cell>
          <table:table-cell office:value-type="string" calcext:value-type="string">
            <text:p>NAN-I</text:p>
          </table:table-cell>
        </table:table-row>
        <table:table-row table:style-name="ro1">
          <table:table-cell office:value-type="string" calcext:value-type="string">
            <text:p>GAM_0014_0089_SEV</text:p>
          </table:table-cell>
          <table:table-cell office:value-type="string" calcext:value-type="string">
            <text:p>SEV</text:p>
          </table:table-cell>
        </table:table-row>
        <table:table-row table:style-name="ro1">
          <table:table-cell office:value-type="string" calcext:value-type="string">
            <text:p>GAM_0014_0089_AFR-E</text:p>
          </table:table-cell>
          <table:table-cell office:value-type="string" calcext:value-type="string">
            <text:p>FRE&amp;ANT-E</text:p>
          </table:table-cell>
        </table:table-row>
        <table:table-row table:style-name="ro1">
          <table:table-cell office:value-type="string" calcext:value-type="string">
            <text:p>GAM_0014_0089_AFR-I</text:p>
          </table:table-cell>
          <table:table-cell office:value-type="string" calcext:value-type="string">
            <text:p>FRE&amp;ANT-I</text:p>
          </table:table-cell>
        </table:table-row>
        <table:table-row table:style-name="ro1">
          <table:table-cell office:value-type="string" calcext:value-type="string">
            <text:p>GAM_0014_0089_A6B-W</text:p>
          </table:table-cell>
          <table:table-cell office:value-type="string" calcext:value-type="string">
            <text:p>BIC&amp;ITA-W</text:p>
          </table:table-cell>
        </table:table-row>
        <table:table-row table:style-name="ro1">
          <table:table-cell office:value-type="string" calcext:value-type="string">
            <text:p>GAM_0014_0089_A6B-Y</text:p>
          </table:table-cell>
          <table:table-cell office:value-type="string" calcext:value-type="string">
            <text:p>BIC&amp;ITA-Y</text:p>
          </table:table-cell>
        </table:table-row>
        <table:table-row table:style-name="ro1">
          <table:table-cell office:value-type="string" calcext:value-type="string">
            <text:p>GAM_0014_0089_ORL</text:p>
          </table:table-cell>
          <table:table-cell office:value-type="string" calcext:value-type="string">
            <text:p>ORL</text:p>
          </table:table-cell>
        </table:table-row>
        <table:table-row table:style-name="ro1">
          <table:table-cell office:value-type="string" calcext:value-type="string">
            <text:p>GAM_0016_0089_BOI-W</text:p>
          </table:table-cell>
          <table:table-cell office:value-type="string" calcext:value-type="string">
            <text:p>BOI-W</text:p>
          </table:table-cell>
        </table:table-row>
        <table:table-row table:style-name="ro1">
          <table:table-cell office:value-type="string" calcext:value-type="string">
            <text:p>GAM_0016_0089_BOI-Y</text:p>
          </table:table-cell>
          <table:table-cell office:value-type="string" calcext:value-type="string">
            <text:p>BOI-Y</text:p>
          </table:table-cell>
        </table:table-row>
        <table:table-row table:style-name="ro1">
          <table:table-cell office:value-type="string" calcext:value-type="string">
            <text:p>GAM_0016_0089_CHA-W</text:p>
          </table:table-cell>
          <table:table-cell office:value-type="string" calcext:value-type="string">
            <text:p>CHA-W</text:p>
          </table:table-cell>
        </table:table-row>
        <table:table-row table:style-name="ro1">
          <table:table-cell office:value-type="string" calcext:value-type="string">
            <text:p>GAM_0016_0089_CHA-Y</text:p>
          </table:table-cell>
          <table:table-cell office:value-type="string" calcext:value-type="string">
            <text:p>CHA-Y</text:p>
          </table:table-cell>
        </table:table-row>
        <table:table-row table:style-name="ro1">
          <table:table-cell office:value-type="string" calcext:value-type="string">
            <text:p>GAM_0016_0089_THI-E</text:p>
          </table:table-cell>
          <table:table-cell office:value-type="string" calcext:value-type="string">
            <text:p>GMO&amp;MOU-E</text:p>
          </table:table-cell>
        </table:table-row>
        <table:table-row table:style-name="ro1">
          <table:table-cell office:value-type="string" calcext:value-type="string">
            <text:p>GAM_0016_0089_THI-I</text:p>
          </table:table-cell>
          <table:table-cell office:value-type="string" calcext:value-type="string">
            <text:p>GMO&amp;MOU-I</text:p>
          </table:table-cell>
        </table:table-row>
        <table:table-row table:style-name="ro1">
          <table:table-cell office:value-type="string" calcext:value-type="string">
            <text:p>GAM_0016_0089_NOG-E</text:p>
          </table:table-cell>
          <table:table-cell office:value-type="string" calcext:value-type="string">
            <text:p>NOG-E</text:p>
          </table:table-cell>
        </table:table-row>
        <table:table-row table:style-name="ro1">
          <table:table-cell office:value-type="string" calcext:value-type="string">
            <text:p>GAM_0016_0089_NOG-I</text:p>
          </table:table-cell>
          <table:table-cell office:value-type="string" calcext:value-type="string">
            <text:p>NOG-I</text:p>
          </table:table-cell>
        </table:table-row>
        <table:table-row table:style-name="ro1">
          <table:table-cell office:value-type="string" calcext:value-type="string">
            <text:p>GAM_0016_0089_BLNC-E</text:p>
          </table:table-cell>
          <table:table-cell office:value-type="string" calcext:value-type="string">
            <text:p>BLN&amp;CRN-E</text:p>
          </table:table-cell>
        </table:table-row>
        <table:table-row table:style-name="ro1">
          <table:table-cell office:value-type="string" calcext:value-type="string">
            <text:p>GAM_0016_0089_BLNC-I</text:p>
          </table:table-cell>
          <table:table-cell office:value-type="string" calcext:value-type="string">
            <text:p>BLN&amp;CRN-I</text:p>
          </table:table-cell>
        </table:table-row>
        <table:table-row table:style-name="ro1">
          <table:table-cell office:value-type="string" calcext:value-type="string">
            <text:p>GAM_0016_0089_LAN-W</text:p>
          </table:table-cell>
          <table:table-cell office:value-type="string" calcext:value-type="string">
            <text:p>LAN-W</text:p>
          </table:table-cell>
        </table:table-row>
        <table:table-row table:style-name="ro1">
          <table:table-cell office:value-type="string" calcext:value-type="string">
            <text:p>GAM_0016_0089_LAN-Y</text:p>
          </table:table-cell>
          <table:table-cell office:value-type="string" calcext:value-type="string">
            <text:p>LAN-Y</text:p>
          </table:table-cell>
        </table:table-row>
        <table:table-row table:style-name="ro1">
          <table:table-cell office:value-type="string" calcext:value-type="string">
            <text:p>GAM_0016_0089_TAV</text:p>
          </table:table-cell>
          <table:table-cell office:value-type="string" calcext:value-type="string">
            <text:p>TAV</text:p>
          </table:table-cell>
        </table:table-row>
        <table:table-row table:style-name="ro1">
          <table:table-cell office:value-type="string" calcext:value-type="string">
            <text:p>GAM_0016_0089_A13-W</text:p>
          </table:table-cell>
          <table:table-cell office:value-type="string" calcext:value-type="string">
            <text:p>BAP&amp;SCL-W</text:p>
          </table:table-cell>
        </table:table-row>
        <table:table-row table:style-name="ro1">
          <table:table-cell office:value-type="string" calcext:value-type="string">
            <text:p>GAM_0016_0089_A13-Y</text:p>
          </table:table-cell>
          <table:table-cell office:value-type="string" calcext:value-type="string">
            <text:p>BAP&amp;SCL-Y</text:p>
          </table:table-cell>
        </table:table-row>
        <table:table-row table:style-name="ro1">
          <table:table-cell office:value-type="string" calcext:value-type="string">
            <text:p>GAM_0016_0089_RUE-E</text:p>
          </table:table-cell>
          <table:table-cell office:value-type="string" calcext:value-type="string">
            <text:p>RUE-E</text:p>
          </table:table-cell>
        </table:table-row>
        <table:table-row table:style-name="ro1">
          <table:table-cell office:value-type="string" calcext:value-type="string">
            <text:p>GAM_0016_0089_RUE-I</text:p>
          </table:table-cell>
          <table:table-cell office:value-type="string" calcext:value-type="string">
            <text:p>RUE-I</text:p>
          </table:table-cell>
        </table:table-row>
        <table:table-row table:style-name="ro1">
          <table:table-cell office:value-type="string" calcext:value-type="string">
            <text:p>GAM_0016_0089_FLF-W</text:p>
          </table:table-cell>
          <table:table-cell office:value-type="string" calcext:value-type="string">
            <text:p>FLF-W</text:p>
          </table:table-cell>
        </table:table-row>
        <table:table-row table:style-name="ro1">
          <table:table-cell office:value-type="string" calcext:value-type="string">
            <text:p>GAM_0016_0089_FLF-Y</text:p>
          </table:table-cell>
          <table:table-cell office:value-type="string" calcext:value-type="string">
            <text:p>FLF-Y</text:p>
          </table:table-cell>
        </table:table-row>
        <table:table-row table:style-name="ro1">
          <table:table-cell office:value-type="string" calcext:value-type="string">
            <text:p>GAM_0016_0089_CHE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GAM_0016_0089_NDEF-W</text:p>
          </table:table-cell>
          <table:table-cell office:value-type="string" calcext:value-type="string">
            <text:p>A14&amp;NEU-W</text:p>
          </table:table-cell>
        </table:table-row>
        <table:table-row table:style-name="ro1">
          <table:table-cell office:value-type="string" calcext:value-type="string">
            <text:p>GAM_0016_0089_NDEF-Y</text:p>
          </table:table-cell>
          <table:table-cell office:value-type="string" calcext:value-type="string">
            <text:p>A14&amp;NEU-Y</text:p>
          </table:table-cell>
        </table:table-row>
        <table:table-row table:style-name="ro1">
          <table:table-cell office:value-type="string" calcext:value-type="string">
            <text:p>GAM_0016_0089_NAN-E</text:p>
          </table:table-cell>
          <table:table-cell office:value-type="string" calcext:value-type="string">
            <text:p>NAN-E</text:p>
          </table:table-cell>
        </table:table-row>
        <table:table-row table:style-name="ro1">
          <table:table-cell office:value-type="string" calcext:value-type="string">
            <text:p>GAM_0016_0089_NAN-I</text:p>
          </table:table-cell>
          <table:table-cell office:value-type="string" calcext:value-type="string">
            <text:p>NAN-I</text:p>
          </table:table-cell>
        </table:table-row>
        <table:table-row table:style-name="ro1">
          <table:table-cell office:value-type="string" calcext:value-type="string">
            <text:p>GAM_0016_0089_SEV</text:p>
          </table:table-cell>
          <table:table-cell office:value-type="string" calcext:value-type="string">
            <text:p>SEV</text:p>
          </table:table-cell>
        </table:table-row>
        <table:table-row table:style-name="ro1">
          <table:table-cell office:value-type="string" calcext:value-type="string">
            <text:p>GAM_0016_0089_AFR-E</text:p>
          </table:table-cell>
          <table:table-cell office:value-type="string" calcext:value-type="string">
            <text:p>FRE&amp;ANT-E</text:p>
          </table:table-cell>
        </table:table-row>
        <table:table-row table:style-name="ro1">
          <table:table-cell office:value-type="string" calcext:value-type="string">
            <text:p>GAM_0016_0089_AFR-I</text:p>
          </table:table-cell>
          <table:table-cell office:value-type="string" calcext:value-type="string">
            <text:p>FRE&amp;ANT-I</text:p>
          </table:table-cell>
        </table:table-row>
        <table:table-row table:style-name="ro1">
          <table:table-cell office:value-type="string" calcext:value-type="string">
            <text:p>GAM_0016_0089_A6B-W</text:p>
          </table:table-cell>
          <table:table-cell office:value-type="string" calcext:value-type="string">
            <text:p>BIC&amp;ITA-W</text:p>
          </table:table-cell>
        </table:table-row>
        <table:table-row table:style-name="ro1">
          <table:table-cell office:value-type="string" calcext:value-type="string">
            <text:p>GAM_0016_0089_A6B-Y</text:p>
          </table:table-cell>
          <table:table-cell office:value-type="string" calcext:value-type="string">
            <text:p>BIC&amp;ITA-Y</text:p>
          </table:table-cell>
        </table:table-row>
        <table:table-row table:style-name="ro1">
          <table:table-cell office:value-type="string" calcext:value-type="string">
            <text:p>GAM_0016_0089_ORL</text:p>
          </table:table-cell>
          <table:table-cell office:value-type="string" calcext:value-type="string">
            <text:p>ORL</text:p>
          </table:table-cell>
        </table:table-row>
        <table:table-row table:style-name="ro1">
          <table:table-cell office:value-type="string" calcext:value-type="string">
            <text:p>GAM_0013_0089_BOI-W</text:p>
          </table:table-cell>
          <table:table-cell office:value-type="string" calcext:value-type="string">
            <text:p>BOI-W</text:p>
          </table:table-cell>
        </table:table-row>
        <table:table-row table:style-name="ro1">
          <table:table-cell office:value-type="string" calcext:value-type="string">
            <text:p>GAM_0013_0089_BOI-Y</text:p>
          </table:table-cell>
          <table:table-cell office:value-type="string" calcext:value-type="string">
            <text:p>BOI-Y</text:p>
          </table:table-cell>
        </table:table-row>
        <table:table-row table:style-name="ro1">
          <table:table-cell office:value-type="string" calcext:value-type="string">
            <text:p>GAM_0013_0089_CHA-W</text:p>
          </table:table-cell>
          <table:table-cell office:value-type="string" calcext:value-type="string">
            <text:p>CHA-W</text:p>
          </table:table-cell>
        </table:table-row>
        <table:table-row table:style-name="ro1">
          <table:table-cell office:value-type="string" calcext:value-type="string">
            <text:p>GAM_0013_0089_CHA-Y</text:p>
          </table:table-cell>
          <table:table-cell office:value-type="string" calcext:value-type="string">
            <text:p>CHA-Y</text:p>
          </table:table-cell>
        </table:table-row>
        <table:table-row table:style-name="ro1">
          <table:table-cell office:value-type="string" calcext:value-type="string">
            <text:p>GAM_0013_0089_THI-E</text:p>
          </table:table-cell>
          <table:table-cell office:value-type="string" calcext:value-type="string">
            <text:p>GMO&amp;MOU-E</text:p>
          </table:table-cell>
        </table:table-row>
        <table:table-row table:style-name="ro1">
          <table:table-cell office:value-type="string" calcext:value-type="string">
            <text:p>GAM_0013_0089_THI-I</text:p>
          </table:table-cell>
          <table:table-cell office:value-type="string" calcext:value-type="string">
            <text:p>GMO&amp;MOU-I</text:p>
          </table:table-cell>
        </table:table-row>
        <table:table-row table:style-name="ro1">
          <table:table-cell office:value-type="string" calcext:value-type="string">
            <text:p>GAM_0013_0089_NOG-E</text:p>
          </table:table-cell>
          <table:table-cell office:value-type="string" calcext:value-type="string">
            <text:p>NOG-E</text:p>
          </table:table-cell>
        </table:table-row>
        <table:table-row table:style-name="ro1">
          <table:table-cell office:value-type="string" calcext:value-type="string">
            <text:p>GAM_0013_0089_NOG-I</text:p>
          </table:table-cell>
          <table:table-cell office:value-type="string" calcext:value-type="string">
            <text:p>NOG-I</text:p>
          </table:table-cell>
        </table:table-row>
        <table:table-row table:style-name="ro1">
          <table:table-cell office:value-type="string" calcext:value-type="string">
            <text:p>GAM_0013_0089_BLNC-E</text:p>
          </table:table-cell>
          <table:table-cell office:value-type="string" calcext:value-type="string">
            <text:p>BLN&amp;CRN-E</text:p>
          </table:table-cell>
        </table:table-row>
        <table:table-row table:style-name="ro1">
          <table:table-cell office:value-type="string" calcext:value-type="string">
            <text:p>GAM_0013_0089_BLNC-I</text:p>
          </table:table-cell>
          <table:table-cell office:value-type="string" calcext:value-type="string">
            <text:p>BLN&amp;CRN-I</text:p>
          </table:table-cell>
        </table:table-row>
        <table:table-row table:style-name="ro1">
          <table:table-cell office:value-type="string" calcext:value-type="string">
            <text:p>GAM_0013_0089_LAN-W</text:p>
          </table:table-cell>
          <table:table-cell office:value-type="string" calcext:value-type="string">
            <text:p>LAN-W</text:p>
          </table:table-cell>
        </table:table-row>
        <table:table-row table:style-name="ro1">
          <table:table-cell office:value-type="string" calcext:value-type="string">
            <text:p>GAM_0013_0089_LAN-Y</text:p>
          </table:table-cell>
          <table:table-cell office:value-type="string" calcext:value-type="string">
            <text:p>LAN-Y</text:p>
          </table:table-cell>
        </table:table-row>
        <table:table-row table:style-name="ro1">
          <table:table-cell office:value-type="string" calcext:value-type="string">
            <text:p>GAM_0013_0089_TAV</text:p>
          </table:table-cell>
          <table:table-cell office:value-type="string" calcext:value-type="string">
            <text:p>TAV</text:p>
          </table:table-cell>
        </table:table-row>
        <table:table-row table:style-name="ro1">
          <table:table-cell office:value-type="string" calcext:value-type="string">
            <text:p>GAM_0013_0089_A13-W</text:p>
          </table:table-cell>
          <table:table-cell office:value-type="string" calcext:value-type="string">
            <text:p>BAP&amp;SCL-W</text:p>
          </table:table-cell>
        </table:table-row>
        <table:table-row table:style-name="ro1">
          <table:table-cell office:value-type="string" calcext:value-type="string">
            <text:p>GAM_0013_0089_A13-Y</text:p>
          </table:table-cell>
          <table:table-cell office:value-type="string" calcext:value-type="string">
            <text:p>BAP&amp;SCL-Y</text:p>
          </table:table-cell>
        </table:table-row>
        <table:table-row table:style-name="ro1">
          <table:table-cell office:value-type="string" calcext:value-type="string">
            <text:p>GAM_0013_0089_RUE-E</text:p>
          </table:table-cell>
          <table:table-cell office:value-type="string" calcext:value-type="string">
            <text:p>RUE-E</text:p>
          </table:table-cell>
        </table:table-row>
        <table:table-row table:style-name="ro1">
          <table:table-cell office:value-type="string" calcext:value-type="string">
            <text:p>GAM_0013_0089_RUE-I</text:p>
          </table:table-cell>
          <table:table-cell office:value-type="string" calcext:value-type="string">
            <text:p>RUE-I</text:p>
          </table:table-cell>
        </table:table-row>
        <table:table-row table:style-name="ro1">
          <table:table-cell office:value-type="string" calcext:value-type="string">
            <text:p>GAM_0013_0089_FLF-W</text:p>
          </table:table-cell>
          <table:table-cell office:value-type="string" calcext:value-type="string">
            <text:p>FLF-W</text:p>
          </table:table-cell>
        </table:table-row>
        <table:table-row table:style-name="ro1">
          <table:table-cell office:value-type="string" calcext:value-type="string">
            <text:p>GAM_0013_0089_FLF-Y</text:p>
          </table:table-cell>
          <table:table-cell office:value-type="string" calcext:value-type="string">
            <text:p>FLF-Y</text:p>
          </table:table-cell>
        </table:table-row>
        <table:table-row table:style-name="ro1">
          <table:table-cell office:value-type="string" calcext:value-type="string">
            <text:p>GAM_0013_0089_CHE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GAM_0013_0089_NDEF-W</text:p>
          </table:table-cell>
          <table:table-cell office:value-type="string" calcext:value-type="string">
            <text:p>A14&amp;NEU-W</text:p>
          </table:table-cell>
        </table:table-row>
        <table:table-row table:style-name="ro1">
          <table:table-cell office:value-type="string" calcext:value-type="string">
            <text:p>GAM_0013_0089_NDEF-Y</text:p>
          </table:table-cell>
          <table:table-cell office:value-type="string" calcext:value-type="string">
            <text:p>A14&amp;NEU-Y</text:p>
          </table:table-cell>
        </table:table-row>
        <table:table-row table:style-name="ro1">
          <table:table-cell office:value-type="string" calcext:value-type="string">
            <text:p>GAM_0013_0089_NAN-E</text:p>
          </table:table-cell>
          <table:table-cell office:value-type="string" calcext:value-type="string">
            <text:p>NAN-E</text:p>
          </table:table-cell>
        </table:table-row>
        <table:table-row table:style-name="ro1">
          <table:table-cell office:value-type="string" calcext:value-type="string">
            <text:p>GAM_0013_0089_NAN-I</text:p>
          </table:table-cell>
          <table:table-cell office:value-type="string" calcext:value-type="string">
            <text:p>NAN-I</text:p>
          </table:table-cell>
        </table:table-row>
        <table:table-row table:style-name="ro1">
          <table:table-cell office:value-type="string" calcext:value-type="string">
            <text:p>GAM_0013_0089_SEV</text:p>
          </table:table-cell>
          <table:table-cell office:value-type="string" calcext:value-type="string">
            <text:p>SEV</text:p>
          </table:table-cell>
        </table:table-row>
        <table:table-row table:style-name="ro1">
          <table:table-cell office:value-type="string" calcext:value-type="string">
            <text:p>GAM_0013_0089_AFR-E</text:p>
          </table:table-cell>
          <table:table-cell office:value-type="string" calcext:value-type="string">
            <text:p>FRE&amp;ANT-E</text:p>
          </table:table-cell>
        </table:table-row>
        <table:table-row table:style-name="ro1">
          <table:table-cell office:value-type="string" calcext:value-type="string">
            <text:p>GAM_0013_0089_AFR-I</text:p>
          </table:table-cell>
          <table:table-cell office:value-type="string" calcext:value-type="string">
            <text:p>FRE&amp;ANT-I</text:p>
          </table:table-cell>
        </table:table-row>
        <table:table-row table:style-name="ro1">
          <table:table-cell office:value-type="string" calcext:value-type="string">
            <text:p>GAM_0013_0089_A6B-W</text:p>
          </table:table-cell>
          <table:table-cell office:value-type="string" calcext:value-type="string">
            <text:p>BIC&amp;ITA-W</text:p>
          </table:table-cell>
        </table:table-row>
        <table:table-row table:style-name="ro1">
          <table:table-cell office:value-type="string" calcext:value-type="string">
            <text:p>GAM_0013_0089_A6B-Y</text:p>
          </table:table-cell>
          <table:table-cell office:value-type="string" calcext:value-type="string">
            <text:p>BIC&amp;ITA-Y</text:p>
          </table:table-cell>
        </table:table-row>
        <table:table-row table:style-name="ro1">
          <table:table-cell office:value-type="string" calcext:value-type="string">
            <text:p>GAM_0013_0089_ORL</text:p>
          </table:table-cell>
          <table:table-cell office:value-type="string" calcext:value-type="string">
            <text:p>ORL</text:p>
          </table:table-cell>
        </table:table-row>
      </table:table>
      <table:table table:name="Intervention sur OT-Fil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ntervention</text:p>
          </table:table-cell>
          <table:table-cell office:value-type="string" calcext:value-type="string">
            <text:p>Libellé</text:p>
          </table:table-cell>
        </table:table-row>
        <table:table-row table:style-name="ro1">
          <table:table-cell office:value-type="string" calcext:value-type="string">
            <text:p>0013-PREV</text:p>
          </table:table-cell>
          <table:table-cell office:value-type="string" calcext:value-type="string">
            <text:p>Visite de JOUR des issues de secours</text:p>
          </table:table-cell>
        </table:table-row>
        <table:table-row table:style-name="ro1">
          <table:table-cell office:value-type="string" calcext:value-type="string">
            <text:p>0014-PREV</text:p>
          </table:table-cell>
          <table:table-cell office:value-type="string" calcext:value-type="string">
            <text:p>Visite de NUIT des issues de secours et niches</text:p>
          </table:table-cell>
        </table:table-row>
        <table:table-row table:style-name="ro1">
          <table:table-cell office:value-type="string" calcext:value-type="string">
            <text:p>0015-PREV</text:p>
          </table:table-cell>
          <table:table-cell office:value-type="string" calcext:value-type="string">
            <text:p>Visite de JOUR des issues de secours</text:p>
          </table:table-cell>
        </table:table-row>
        <table:table-row table:style-name="ro1">
          <table:table-cell office:value-type="string" calcext:value-type="string">
            <text:p>0016-PREV</text:p>
          </table:table-cell>
          <table:table-cell office:value-type="string" calcext:value-type="string">
            <text:p>Préventif ANNUEL des issues de secours</text:p>
          </table:table-cell>
        </table:table-row>
        <table:table-row table:style-name="ro1">
          <table:table-cell office:value-type="string" calcext:value-type="string">
            <text:p>0017-PREV</text:p>
          </table:table-cell>
          <table:table-cell office:value-type="string" calcext:value-type="string">
            <text:p>Préventif ANNUEL des niches</text:p>
          </table:table-cell>
        </table:table-row>
      </table:table>
      <table:named-expressions/>
      <table:database-ranges>
        <table:database-range table:name="__Anonymous_Sheet_DB__0" table:target-range-address="EQUIP_FERMETURE.A1:EQUIP_FERMETURE.K7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day/>
      <number:text>/</number:text>
      <number:month/>
      <number:text>/</number:text>
      <number:year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7P0"/>
    </number:number-style>
    <number:number-style style:name="N14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 loext:blank-width-char="-3">-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8T15:03:39.737000000</meta:creation-date>
    <dc:date>2025-08-18T15:04:04.995000000</dc:date>
    <meta:editing-duration>PT25S</meta:editing-duration>
    <meta:editing-cycles>1</meta:editing-cycles>
    <meta:document-statistic meta:table-count="3" meta:cell-count="8093" meta:object-count="0"/>
    <meta:generator>LibreOffice/24.2.3.2$Windows_X86_64 LibreOffice_project/433d9c2ded56988e8a90e6b2e771ee4e6a5ab2ba</meta:generator>
  </office:meta>
</office:document-meta>
</file>